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rsid="00139fe2" officeooo:paragraph-rsid="00139fe2"/>
    </style:style>
    <style:style style:name="P2" style:family="paragraph" style:parent-style-name="Text_20_body">
      <style:text-properties officeooo:paragraph-rsid="000b7af8"/>
    </style:style>
    <style:style style:name="P3" style:family="paragraph" style:parent-style-name="Text_20_body">
      <style:text-properties officeooo:rsid="00139fe2" officeooo:paragraph-rsid="00139fe2"/>
    </style:style>
    <style:style style:name="P4" style:family="paragraph" style:parent-style-name="Title">
      <style:text-properties officeooo:rsid="00139fe2" officeooo:paragraph-rsid="00139fe2"/>
    </style:style>
    <style:style style:name="P5" style:family="paragraph" style:parent-style-name="_3c_l_3e_">
      <style:text-properties officeooo:rsid="0013c812" officeooo:paragraph-rsid="0013c812"/>
    </style:style>
    <style:style style:name="P6" style:family="paragraph" style:parent-style-name="_3c_l_3e_">
      <style:text-properties officeooo:paragraph-rsid="0013c812"/>
    </style:style>
    <style:style style:name="P7" style:family="paragraph" style:parent-style-name="_3c_l_3e_">
      <style:text-properties fo:font-style="normal" fo:font-weight="normal" officeooo:rsid="0013c812" officeooo:paragraph-rsid="0013c812" style:font-style-asian="normal" style:font-weight-asian="normal" style:font-style-complex="normal" style:font-weight-complex="normal"/>
    </style:style>
    <style:style style:name="P8" style:family="paragraph" style:parent-style-name="_3c_l_3e_">
      <style:text-properties officeooo:rsid="00147844" officeooo:paragraph-rsid="00147844"/>
    </style:style>
    <style:style style:name="P9" style:family="paragraph" style:parent-style-name="_3c_l_3e_">
      <style:text-properties officeooo:paragraph-rsid="00147844"/>
    </style:style>
    <style:style style:name="P10" style:family="paragraph" style:parent-style-name="_3c_l_3e_">
      <style:text-properties officeooo:rsid="00167de5" officeooo:paragraph-rsid="00167de5"/>
    </style:style>
    <style:style style:name="P11" style:family="paragraph" style:parent-style-name="_3c_l_3e_">
      <style:text-properties officeooo:rsid="00183171" officeooo:paragraph-rsid="00183171"/>
    </style:style>
    <style:style style:name="P12" style:family="paragraph" style:parent-style-name="_3c_l_3e_">
      <style:text-properties officeooo:rsid="0019a6d8" officeooo:paragraph-rsid="0019a6d8"/>
    </style:style>
    <style:style style:name="P13" style:family="paragraph" style:parent-style-name="_3c_l_3e_">
      <style:text-properties officeooo:rsid="001b1ca7" officeooo:paragraph-rsid="001b1ca7"/>
    </style:style>
    <style:style style:name="P14" style:family="paragraph" style:parent-style-name="_3c_l_3e_">
      <style:text-properties officeooo:rsid="001c660f" officeooo:paragraph-rsid="001c660f"/>
    </style:style>
    <style:style style:name="P15" style:family="paragraph" style:parent-style-name="_3c_l_3e_">
      <style:text-properties officeooo:rsid="001c660f" officeooo:paragraph-rsid="001e18ad"/>
    </style:style>
    <style:style style:name="P16" style:family="paragraph" style:parent-style-name="_3c_l_3e_">
      <style:text-properties officeooo:rsid="001e18ad" officeooo:paragraph-rsid="001e18ad"/>
    </style:style>
    <style:style style:name="P17" style:family="paragraph" style:parent-style-name="_3c_l_3e_">
      <style:text-properties officeooo:paragraph-rsid="001e18ad"/>
    </style:style>
    <style:style style:name="P18" style:family="paragraph" style:parent-style-name="_3c_l_3e_">
      <style:text-properties officeooo:rsid="001f0c27" officeooo:paragraph-rsid="001f0c27"/>
    </style:style>
    <style:style style:name="P19" style:family="paragraph" style:parent-style-name="_3c_l_3e_">
      <style:text-properties officeooo:rsid="00202903" officeooo:paragraph-rsid="00202903"/>
    </style:style>
    <style:style style:name="P20" style:family="paragraph" style:parent-style-name="_3c_label_3e_">
      <style:text-properties officeooo:rsid="00167de5" officeooo:paragraph-rsid="00167de5"/>
    </style:style>
    <style:style style:name="P21" style:family="paragraph" style:parent-style-name="_3c_label_3e_">
      <style:text-properties officeooo:rsid="0019a6d8" officeooo:paragraph-rsid="0019a6d8"/>
    </style:style>
    <style:style style:name="P22" style:family="paragraph" style:parent-style-name="_3c_label_3e_">
      <style:text-properties officeooo:rsid="001c660f" officeooo:paragraph-rsid="001c660f"/>
    </style:style>
    <style:style style:name="P23" style:family="paragraph" style:parent-style-name="_3c_label_3e_">
      <style:text-properties officeooo:rsid="001e18ad" officeooo:paragraph-rsid="001e18ad"/>
    </style:style>
    <style:style style:name="P24" style:family="paragraph" style:parent-style-name="_3c_speaker_3e_">
      <style:text-properties officeooo:rsid="00183171" officeooo:paragraph-rsid="00183171"/>
    </style:style>
    <style:style style:name="P25" style:family="paragraph" style:parent-style-name="_3c_speaker_3e_">
      <style:text-properties officeooo:rsid="001b1ca7" officeooo:paragraph-rsid="001b1ca7"/>
    </style:style>
    <style:style style:name="P26" style:family="paragraph" style:parent-style-name="_3c_speaker_3e_">
      <style:text-properties officeooo:rsid="001c660f" officeooo:paragraph-rsid="001c660f"/>
    </style:style>
    <style:style style:name="P27" style:family="paragraph" style:parent-style-name="_3c_speaker_3e_">
      <style:text-properties officeooo:rsid="001e18ad" officeooo:paragraph-rsid="001e18ad"/>
    </style:style>
    <style:style style:name="P28" style:family="paragraph" style:parent-style-name="_3c_stage_3e_">
      <style:text-properties officeooo:rsid="0013c812" officeooo:paragraph-rsid="0013c812"/>
    </style:style>
    <style:style style:name="P29" style:family="paragraph" style:parent-style-name="_3c_stage_3e_">
      <style:text-properties officeooo:paragraph-rsid="00139fe2"/>
    </style:style>
    <style:style style:name="P30" style:family="paragraph" style:parent-style-name="_3c_stage_3e_">
      <style:text-properties officeooo:rsid="00167de5" officeooo:paragraph-rsid="00183171"/>
    </style:style>
    <style:style style:name="P31" style:family="paragraph" style:parent-style-name="_3c_stage_3e_">
      <style:text-properties officeooo:rsid="00183171" officeooo:paragraph-rsid="00183171"/>
    </style:style>
    <style:style style:name="P32" style:family="paragraph" style:parent-style-name="_3c_stage_3e_">
      <style:text-properties officeooo:rsid="001b1ca7" officeooo:paragraph-rsid="001b1ca7"/>
    </style:style>
    <style:style style:name="P33" style:family="paragraph" style:parent-style-name="_3c_stage_3e_">
      <style:text-properties officeooo:rsid="001c660f" officeooo:paragraph-rsid="001c660f"/>
    </style:style>
    <style:style style:name="P34" style:family="paragraph" style:parent-style-name="Footnote">
      <style:text-properties officeooo:rsid="00147844" officeooo:paragraph-rsid="00147844"/>
    </style:style>
    <style:style style:name="P35" style:family="paragraph" style:parent-style-name="Footnote">
      <style:text-properties officeooo:rsid="00183171" officeooo:paragraph-rsid="00183171"/>
    </style:style>
    <style:style style:name="P36" style:family="paragraph" style:parent-style-name="Footnote">
      <style:text-properties officeooo:rsid="001b1ca7" officeooo:paragraph-rsid="001b1ca7"/>
    </style:style>
    <style:style style:name="P37" style:family="paragraph" style:parent-style-name="Footnote">
      <style:text-properties officeooo:rsid="001e18ad" officeooo:paragraph-rsid="001e18ad"/>
    </style:style>
    <style:style style:name="P38" style:family="paragraph" style:parent-style-name="_3c_l_3e_">
      <style:text-properties fo:font-style="normal" officeooo:rsid="00183171" officeooo:paragraph-rsid="00183171" style:font-style-asian="normal" style:font-style-complex="normal"/>
    </style:style>
    <style:style style:name="P39" style:family="paragraph" style:parent-style-name="_3c_l_3e_">
      <style:text-properties officeooo:rsid="0021c1bb" officeooo:paragraph-rsid="0021c1bb"/>
    </style:style>
    <style:style style:name="P40" style:family="paragraph" style:parent-style-name="_3c_l_3e_">
      <style:text-properties officeooo:rsid="002368f8" officeooo:paragraph-rsid="002368f8"/>
    </style:style>
    <style:style style:name="P41" style:family="paragraph" style:parent-style-name="_3c_l_3e_">
      <style:text-properties officeooo:rsid="0023c348" officeooo:paragraph-rsid="0023c348"/>
    </style:style>
    <style:style style:name="P42" style:family="paragraph" style:parent-style-name="_3c_l_3e_">
      <style:text-properties officeooo:rsid="002470fe" officeooo:paragraph-rsid="002470fe"/>
    </style:style>
    <style:style style:name="P43" style:family="paragraph" style:parent-style-name="_3c_l_3e_">
      <style:text-properties officeooo:rsid="0024f62f" officeooo:paragraph-rsid="0024f62f"/>
    </style:style>
    <style:style style:name="P44" style:family="paragraph" style:parent-style-name="_3c_label_3e_">
      <style:text-properties officeooo:rsid="0021c1bb" officeooo:paragraph-rsid="0021c1bb"/>
    </style:style>
    <style:style style:name="P45" style:family="paragraph" style:parent-style-name="_3c_speaker_3e_">
      <style:text-properties officeooo:rsid="0021c1bb" officeooo:paragraph-rsid="0021c1bb"/>
    </style:style>
    <style:style style:name="P46" style:family="paragraph" style:parent-style-name="_3c_speaker_3e_">
      <style:text-properties officeooo:rsid="002470fe" officeooo:paragraph-rsid="002470fe"/>
    </style:style>
    <style:style style:name="P47" style:family="paragraph" style:parent-style-name="_3c_stage_3e_">
      <style:text-properties officeooo:rsid="0021c1bb" officeooo:paragraph-rsid="0021c1bb"/>
    </style:style>
    <style:style style:name="P48" style:family="paragraph" style:parent-style-name="_3c_stage_3e_">
      <style:text-properties officeooo:rsid="002470fe" officeooo:paragraph-rsid="002470fe"/>
    </style:style>
    <style:style style:name="P49" style:family="paragraph" style:parent-style-name="Footnote">
      <style:text-properties officeooo:rsid="0021c1bb" officeooo:paragraph-rsid="0021c1bb"/>
    </style:style>
    <style:style style:name="P50" style:family="paragraph" style:parent-style-name="Footnote">
      <style:text-properties officeooo:rsid="0024f62f" officeooo:paragraph-rsid="0024f62f"/>
    </style:style>
    <style:style style:name="P51" style:family="paragraph" style:parent-style-name="Heading_20_1">
      <style:text-properties officeooo:rsid="00139fe2" officeooo:paragraph-rsid="0013c812"/>
    </style:style>
    <style:style style:name="P52" style:family="paragraph" style:parent-style-name="Heading_20_2">
      <style:text-properties officeooo:rsid="0021c1bb" officeooo:paragraph-rsid="0021c1bb"/>
    </style:style>
    <style:style style:name="T1" style:family="text">
      <style:text-properties officeooo:rsid="0013c812"/>
    </style:style>
    <style:style style:name="T2" style:family="text">
      <style:text-properties fo:font-style="normal" fo:font-weight="normal" officeooo:rsid="0013c812"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167de5" style:font-style-asian="normal" style:font-style-complex="normal"/>
    </style:style>
    <style:style style:name="T5" style:family="text">
      <style:text-properties officeooo:rsid="00167005"/>
    </style:style>
    <style:style style:name="T6" style:family="text">
      <style:text-properties officeooo:rsid="00167de5"/>
    </style:style>
    <style:style style:name="T7" style:family="text">
      <style:text-properties officeooo:rsid="00183171"/>
    </style:style>
    <style:style style:name="T8" style:family="text">
      <style:text-properties fo:font-style="italic" style:font-style-asian="italic" style:font-style-complex="italic"/>
    </style:style>
    <style:style style:name="T9" style:family="text">
      <style:text-properties officeooo:rsid="001b1ca7"/>
    </style:style>
    <style:style style:name="T10" style:family="text">
      <style:text-properties officeooo:rsid="001e18ad"/>
    </style:style>
    <style:style style:name="T11" style:family="text">
      <style:text-properties fo:color="#ff0000" style:text-position="sub 58%" fo:font-style="normal" fo:font-weight="normal" style:font-style-asian="normal" style:font-weight-asian="normal" style:font-style-complex="normal" style:font-weight-complex="normal"/>
    </style:style>
    <style:style style:name="T12" style:family="text">
      <style:text-properties fo:color="#ff0000" style:text-position="sub 58%" fo:font-style="normal" fo:font-weight="normal" officeooo:rsid="00167de5" style:font-style-asian="normal" style:font-weight-asian="normal" style:font-style-complex="normal" style:font-weight-complex="normal"/>
    </style:style>
    <style:style style:name="T13" style:family="text">
      <style:text-properties fo:color="#ff0000" style:text-position="sub 58%" fo:font-style="normal" fo:font-weight="normal" officeooo:rsid="001e18ad" style:font-style-asian="normal" style:font-weight-asian="normal" style:font-style-complex="normal" style:font-weight-complex="normal"/>
    </style:style>
    <style:style style:name="T14" style:family="text">
      <style:text-properties officeooo:rsid="001f0c27"/>
    </style:style>
    <style:style style:name="T15" style:family="text">
      <style:text-properties officeooo:rsid="00202903"/>
    </style:style>
    <style:style style:name="T16" style:family="text">
      <style:text-properties officeooo:rsid="002368f8"/>
    </style:style>
    <style:style style:name="T17" style:family="text">
      <style:text-properties officeooo:rsid="0023c348"/>
    </style:style>
    <style:style style:name="T18" style:family="text">
      <style:text-properties officeooo:rsid="0024f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books.google.fr/books/about/Le_petit_Orphée.html?id=fSxaAAAAcAAJ&amp;redir_esc=y" text:style-name="Internet_20_link" text:visited-style-name="Visited_20_Internet_20_Link">https://books.google.fr/books/about/Le_petit_Orph%C3%A9e.html?id=fSxaAAAAcAAJ&amp;redir_esc=y</text:a></text:p>
      <text:p text:style-name="P3">Texte : J. Rouhier Reschamps</text:p>
      <text:p text:style-name="P3">Musique : Deshayes</text:p>
      <text:p text:style-name="P3">Ballets : Baupré Riché</text:p>
      <text:p text:style-name="P3">Paris, Théâtre de la Cité Variétés, le 13 juin 1792</text:p>
      <text:p text:style-name="P3">Paris</text:p>
      <text:p text:style-name="P3">Citoyenne Toubon</text:p>
      <text:p text:style-name="P3"/>
      <text:p text:style-name="_3c_castItem_3e_">Pluton</text:p>
      <text:p text:style-name="P1">Orphée</text:p>
      <text:p text:style-name="P1">L’amour</text:p>
      <text:p text:style-name="P1">Euridice</text:p>
      <text:p text:style-name="P1">Paysans et Patres</text:p>
      <text:p text:style-name="P1">Démons et Furies</text:p>
      <text:p text:style-name="P1">Paysannes et Pastourelles</text:p>
      <text:p text:style-name="P1">Ombres Heureuses</text:p>
      <text:p text:style-name="P1">Suite de l’Amour</text:p>
      <text:p text:style-name="P4">Le Petit Orphée<text:line-break/>opéra</text:p>
      <text:h text:style-name="P51" text:outline-level="1">Acte I</text:h>
      <text:p text:style-name="P29"><text:span text:style-name="_3c_pb_3e_"><text:span text:style-name="T1">[3]</text:span></text:span><text:span text:style-name="T1">Le Théâtre représente un bois au milieu duquel on a élevé un tombeau rustique : c’est une urne sur un terre de gason, la scène est occuppée par des paysans et paysannes amis d’Orphée et Euridice. Orphée est couché au pied du tombeau. Son chappeau et son flageolet sont suspendus à un arbre.</text:span></text:p>
      <text:h text:style-name="Heading_20_2" text:outline-level="2">Scène <text:span text:style-name="T1">p</text:span>remière</text:h>
      <text:p text:style-name="_3c_speaker_3e_">Chœur d’hommes</text:p>
      <text:p text:style-name="_3c_label_3e_">Air : ah ! Madame Anroux</text:p>
      <text:p text:style-name="_3c_l_3e_">Ah ! le pauvre Époux,</text:p>
      <text:p text:style-name="_3c_l_3e_">Il se plaint des coups</text:p>
      <text:p text:style-name="_3c_l_3e_">Qui frappent son ame !</text:p>
      <text:p text:style-name="_3c_l_3e_">Trop heureux Époux,</text:p>
      <text:p text:style-name="_3c_l_3e_">Tu n’as plus de femme</text:p>
      <text:p text:style-name="_3c_l_3e_">Que ton sort est doux.</text:p>
      <text:p text:style-name="_3c_speaker_3e_">Orphée</text:p>
      <text:p text:style-name="_3c_label_3e_">Air : Je tu saurais danser</text:p>
      <text:p text:style-name="P5"><text:soft-page-break/>Laissez moi pleurer</text:p>
      <text:p text:style-name="P5"><text:span text:style-name="_3c_pb_3e_">[4]</text:span>J’ai perdu mon Euridice</text:p>
      <text:p text:style-name="P5">Laissez moi pleurer</text:p>
      <text:p text:style-name="P6"><text:span text:style-name="T2">La</text:span><text:span text:style-name="T1"> douleur doit m’déchirer.</text:span></text:p>
      <text:p text:style-name="P7">Sans en murmurer</text:p>
      <text:p text:style-name="P5">Je n’puis subir mon supplice;</text:p>
      <text:p text:style-name="P6"><text:span text:style-name="T2">Mais</text:span><text:span text:style-name="T1"> j’peux assurer</text:span></text:p>
      <text:p text:style-name="P6"><text:span text:style-name="T1">Qu'c'est un </text:span><text:span text:style-name="T2">plai</text:span><text:span text:style-name="T1">sir de pleurer !</text:span></text:p>
      <text:p text:style-name="_3c_speaker_3e_">Chœur de femmes</text:p>
      <text:p text:style-name="_3c_label_3e_">Air : ah ! mad. Auroux</text:p>
      <text:p text:style-name="P5">Ah ! le bon mari,</text:p>
      <text:p text:style-name="P5">Qui déplore ainsi</text:p>
      <text:p text:style-name="P5">La mort de sa femme !</text:p>
      <text:p text:style-name="P5">Ah ! Le bon mari !</text:p>
      <text:p text:style-name="P5">Une aussi bonne ame</text:p>
      <text:p text:style-name="P5">Ne se voit qu’ici.</text:p>
      <text:p text:style-name="_3c_speaker_3e_">Orphée</text:p>
      <text:p text:style-name="P28">s’élève et parcourt la scène d’un air égaré</text:p>
      <text:p text:style-name="_3c_label_3e_">Air : belle brune</text:p>
      <text:p text:style-name="P5">Euridice !</text:p>
      <text:p text:style-name="P5">Euridice !</text:p>
      <text:p text:style-name="P5">Tu te plaisais dans ce bois</text:p>
      <text:p text:style-name="P5">De ma voix</text:p>
      <text:p text:style-name="P5">Qu’il retentisse,</text:p>
      <text:p text:style-name="P5">Euridice !</text:p>
      <text:p text:style-name="P5">Euridice !</text:p>
      <text:p text:style-name="_3c_speaker_3e_">Un paysan</text:p>
      <text:p text:style-name="_3c_label_3e_">Air : le petit mot pour rire</text:p>
      <text:p text:style-name="P5">Orphée a perdu sa moitié</text:p>
      <text:p text:style-name="P5">Sur son sort, digne de pitié</text:p>
      <text:p text:style-name="P5">On n’en saurait trop dire.</text:p>
      <text:p text:style-name="P5">Mais enfin tout doit s’oublier ;</text:p>
      <text:p text:style-name="P5">Pour essayer</text:p>
      <text:p text:style-name="P5">De l’égayer,</text:p>
      <text:p text:style-name="P5">Disons le mot, le petit mot pour rire.</text:p>
      <text:p text:style-name="_3c_label_3e_">Air : du citoyen Deshayes</text:p>
      <text:p text:style-name="P5">Pour faire honneur à la défunte</text:p>
      <text:p text:style-name="P5"><text:span text:style-name="_3c_pb_3e_">[5]</text:span>Dansons autour de son tombeau,</text:p>
      <text:p text:style-name="P5">J’tons lui des fleurs, ça s’ra plus beau</text:p>
      <text:p text:style-name="P5">Que chacun de nous en emprunte.</text:p>
      <text:p text:style-name="P5">De ces honneurs le bel accord</text:p>
      <text:p text:style-name="P5">Fait beaucoup d’bien quand on est mort.</text:p>
      <text:p text:style-name="_3c_stage_3e_">Marche sur laquelle les Paysans et Paysannes sortent pour aller chercher des fleurs et des guirlandes.</text:p>
      <text:h text:style-name="Heading_20_2" text:outline-level="2">Scène II</text:h>
      <text:p text:style-name="_3c_speaker_3e_">Orphée</text:p>
      <text:p text:style-name="_3c_stage_3e_">seul</text:p>
      <text:p text:style-name="_3c_label_3e_"><text:soft-page-break/>Air : réveillez-vous, belle endormie</text:p>
      <text:p text:style-name="_3c_l_3e_">Au désespoir livrons mon ame,</text:p>
      <text:p text:style-name="_3c_l_3e_">Je puis m’affliger sans témoins.</text:p>
      <text:p text:style-name="_3c_l_3e_">Malheureux, j’ai perdu ma famme,</text:p>
      <text:p text:style-name="_3c_l_3e_">Et je la vois dans tout les coins.</text:p>
      <text:p text:style-name="_3c_label_3e_">Air : charmantes fleurs</text:p>
      <text:p text:style-name="_3c_l_3e_">Je la demande à la nature entière,</text:p>
      <text:p text:style-name="_3c_l_3e_">La nuit, le jour, partout je vais rêvant.</text:p>
      <text:p text:style-name="_3c_l_3e_">À tous les Dieux j’adresse ma priere,</text:p>
      <text:p text:style-name="_3c_l_3e_">Hélas ! autant en emporte le vent.</text:p>
      <text:p text:style-name="_3c_label_3e_">Air : nous sommes precepteurs d’amour.</text:p>
      <text:p text:style-name="_3c_l_3e_">Du sentiment de sa douleur</text:p>
      <text:p text:style-name="_3c_l_3e_">Mon ame toujours possédée,</text:p>
      <text:p text:style-name="_3c_l_3e_">Pour braver le sorte en fureur</text:p>
      <text:p text:style-name="_3c_l_3e_">M’inspire une excellente idée.</text:p>
      <text:p text:style-name="_3c_label_3e_">Air : du citoyen Deshayes</text:p>
      <text:p text:style-name="_3c_l_3e_">Malgré Cerbere et l’vieux Caron,</text:p>
      <text:p text:style-name="_3c_l_3e_"><text:span text:style-name="_3c_pb_3e_">[6]</text:span>Jusques dans les demeures sombres</text:p>
      <text:p text:style-name="_3c_l_3e_">J’irai faire pleurer les ombres,</text:p>
      <text:p text:style-name="_3c_l_3e_">Sans même en excepter Pluton.</text:p>
      <text:p text:style-name="_3c_l_3e_">M’voyant là tout vif on s’ecrira,</text:p>
      <text:p text:style-name="_3c_l_3e_">La chose n’est pas douteuse,</text:p>
      <text:p text:style-name="_3c_l_3e_">V’la la rareté merveilleuse,</text:p>
      <text:p text:style-name="_3c_l_3e_">V’la la piece curieuse.</text:p>
      <text:h text:style-name="Heading_20_2" text:outline-level="2">Scène III</text:h>
      <text:p text:style-name="_3c_stage_3e_">Reprise de la marche pour deposer les fleurs et les guirlandes sur le tombeau d’Euridice</text:p>
      <text:p text:style-name="_3c_speaker_3e_">Chœur</text:p>
      <text:p text:style-name="_3c_stage_3e_">après la marche</text:p>
      <text:p text:style-name="_3c_label_3e_">Air : ah ! Madame Avroux</text:p>
      <text:p text:style-name="_3c_l_3e_">Ah ! Le pauvre époux</text:p>
      <text:p text:style-name="_3c_l_3e_">Il se plaint des coups</text:p>
      <text:p text:style-name="_3c_l_3e_">Qui frappent<text:note text:id="ftn1" text:note-class="footnote"><text:note-citation>1</text:note-citation><text:note-body><text:p text:style-name="Footnote">f<text:span text:style-name="T1">rappe</text:span></text:p></text:note-body></text:note> son ame !</text:p>
      <text:p text:style-name="_3c_l_3e_">Ah !…</text:p>
      <text:p text:style-name="_3c_l_3e_"/>
      <text:p text:style-name="_3c_l_3e_">Ah ! Le bon mari,</text:p>
      <text:p text:style-name="_3c_l_3e_">Qui déplore ainsi</text:p>
      <text:p text:style-name="_3c_l_3e_">La mort de sa femme !</text:p>
      <text:p text:style-name="_3c_l_3e_">Ah !….</text:p>
      <text:p text:style-name="_3c_speaker_3e_">Orphée</text:p>
      <text:p text:style-name="_3c_stage_3e_">les interrompans</text:p>
      <text:p text:style-name="_3c_label_3e_">Air : l’autre jour la petit’ Isabelle</text:p>
      <text:p text:style-name="_3c_l_3e_">Mais morguenne, il est incroyable</text:p>
      <text:p text:style-name="_3c_l_3e_">Qu’on ne puisse pas pleurer un moment.</text:p>
      <text:p text:style-name="_3c_l_3e_">Finissez c’vacarme effroyable</text:p>
      <text:p text:style-name="_3c_l_3e_">Ça n’fait qu’augmenter mon tourment.</text:p>
      <text:p text:style-name="_3c_l_3e_">Laissez moi, sous c’t’épais feuillage</text:p>
      <text:p text:style-name="_3c_l_3e_">Méditer un superbe projet</text:p>
      <text:p text:style-name="_3c_l_3e_"><text:soft-page-break/>Tout ce tapage</text:p>
      <text:p text:style-name="_3c_l_3e_">M’dérang’rait</text:p>
      <text:p text:style-name="_3c_l_3e_">Ne troublez pas ma bonne amie</text:p>
      <text:p text:style-name="_3c_stage_3e_">(parlé)</text:p>
      <text:p text:style-name="_3c_l_3e_">Laissez la dormir en repos, d’avoir acheté pour elle</text:p>
      <text:p text:style-name="_3c_l_3e_">Toutes ces fleurs vous avez grand tort</text:p>
      <text:p text:style-name="_3c_stage_3e_">(chanté)</text:p>
      <text:p text:style-name="_3c_l_3e_">Un’ femm’ s’en par’ pendant sa vie</text:p>
      <text:p text:style-name="P9"><text:span text:style-name="_3c_pb_3e_"><text:span text:style-name="T1">[7]</text:span></text:span>Ell’ n’en a qu’faire après sa mort.</text:p>
      <text:p text:style-name="_3c_stage_3e_">(Les Paysans et Paysannes sortent sur la ritournelle de l’air suivant.)</text:p>
      <text:h text:style-name="Heading_20_2" text:outline-level="2">Scène IV</text:h>
      <text:p text:style-name="_3c_speaker_3e_">Orphée</text:p>
      <text:p text:style-name="_3c_stage_3e_">seul un instant</text:p>
      <text:p text:style-name="_3c_label_3e_">A<text:span text:style-name="T5">ir</text:span> : Jupiter un jour en fureur</text:p>
      <text:p text:style-name="P8">Aux regards de tout l’univers</text:p>
      <text:p text:style-name="P8">Terminons, ou comblons ma peine.</text:p>
      <text:p text:style-name="P8">Dans le délire qui m’entraîne,</text:p>
      <text:p text:style-name="P8">Je vais descendre aux enfers.</text:p>
      <text:p text:style-name="P8">Le projet est hardi sans doute…</text:p>
      <text:p text:style-name="_3c_stage_3e_">(appercevant l’Amour)</text:p>
      <text:p text:style-name="P8">Mais que veut ce petit garçon ?</text:p>
      <text:p text:style-name="_3c_speaker_3e_">L’Amour</text:p>
      <text:p text:style-name="P8">Rien.</text:p>
      <text:p text:style-name="_3c_speaker_3e_">Orphée</text:p>
      <text:p text:style-name="P8">Vous mentez,</text:p>
      <text:p text:style-name="_3c_speaker_3e_">L’Amour</text:p>
      <text:p text:style-name="P8">monsieur, non.</text:p>
      <text:p text:style-name="P8">Étranger dans ce canton.</text:p>
      <text:p text:style-name="P8">Je poursuivois ma route,</text:p>
      <text:p text:style-name="_3c_speaker_3e_">Orphée</text:p>
      <text:p text:style-name="P8">Mais vous n’y voyez goute.</text:p>
      <text:p text:style-name="_3c_label_3e_">Air : pourriez vous bien douter encore</text:p>
      <text:p text:style-name="P8">Si jeune aveugle ! Quel dommage !</text:p>
      <text:p text:style-name="_3c_speaker_3e_">L’Amour</text:p>
      <text:p text:style-name="P8"><text:span text:style-name="_3c_pb_3e_"><text:span text:style-name="T1">[</text:span></text:span><text:span text:style-name="_3c_pb_3e_">8</text:span><text:span text:style-name="_3c_pb_3e_"><text:span text:style-name="T1">]</text:span></text:span>Quoique privé de mes deux yeux,</text:p>
      <text:p text:style-name="P8">Avec moi souvent on voyage,</text:p>
      <text:p text:style-name="P8">Et, j’y vois clair, au moins pour deux.</text:p>
      <text:p text:style-name="P8">Essayez.</text:p>
      <text:p text:style-name="_3c_speaker_3e_">Orphée</text:p>
      <text:p text:style-name="P8">Ce n’est pas la peine</text:p>
      <text:p text:style-name="_3c_speaker_3e_">L’Amour</text:p>
      <text:p text:style-name="P8">Donnez-moi, hardiment la main.</text:p>
      <text:p text:style-name="P8">Ami, de tous ceux que je mène,</text:p>
      <text:p text:style-name="P8"><text:soft-page-break/>Pas un ne s’égare en chemin.</text:p>
      <text:p text:style-name="_3c_speaker_3e_">Orphée</text:p>
      <text:p text:style-name="_3c_stage_3e_">reconnoissant l’Amour</text:p>
      <text:p text:style-name="_3c_label_3e_">Refrain</text:p>
      <text:p text:style-name="P8">Quoi ! C’est l’amour,</text:p>
      <text:p text:style-name="P8">Ah ! Le bon tour !</text:p>
      <text:p text:style-name="_3c_speaker_3e_">L’Amour</text:p>
      <text:p text:style-name="_3c_label_3e_">Air : regards vifs et Joli maintien</text:p>
      <text:p text:style-name="P8">Apprends, qu’enfin, fléchi par moi</text:p>
      <text:p text:style-name="P8">Jupiter rend à la lumière</text:p>
      <text:p text:style-name="P8">La beauté qui reçut ta foi ;</text:p>
      <text:p text:style-name="P8">C’est une grace singulière.</text:p>
      <text:p text:style-name="P8">Mais surtout, prends bien garde à toi !</text:p>
      <text:p text:style-name="P8">Ton espoir peut être frivole.</text:p>
      <text:p text:style-name="_3c_speaker_3e_">Orphée</text:p>
      <text:p text:style-name="P8">Dieux ! Je la reverrais ! Eh ! Quoi,</text:p>
      <text:p text:style-name="P8">Vous l’avez obtenu !</text:p>
      <text:p text:style-name="_3c_speaker_3e_">L’Amour</text:p>
      <text:p text:style-name="P8">Pourquoi</text:p>
      <text:p text:style-name="P8">Me couper ainsi, la parole ?</text:p>
      <text:p text:style-name="_3c_label_3e_">Air : on compterait les diamans.</text:p>
      <text:p text:style-name="P8"><text:span text:style-name="_3c_pb_3e_"><text:span text:style-name="T1">[</text:span></text:span><text:span text:style-name="_3c_pb_3e_">9</text:span><text:span text:style-name="_3c_pb_3e_"><text:span text:style-name="T1">]</text:span></text:span>Si par tes son mélodieux</text:p>
      <text:p text:style-name="P8">Pluton laisse attendrir son ame,</text:p>
      <text:p text:style-name="P8">Et qu’il daigne r’ouvrir les yeux</text:p>
      <text:p text:style-name="P8">Du charmant objet de ta flame,</text:p>
      <text:p text:style-name="P8">Songe que le sort te défend</text:p>
      <text:p text:style-name="P8">Jusqu’à ton retour sur la terre,</text:p>
      <text:p text:style-name="P8">De jetter un œil seulement</text:p>
      <text:p text:style-name="P8">Sur une épouse qui t’est chère.</text:p>
      <text:p text:style-name="_3c_speaker_3e_">Orphée</text:p>
      <text:p text:style-name="P8">La retrouver, n’oser la voir</text:p>
      <text:p text:style-name="P8">Ce n’est que changer de supplice.</text:p>
      <text:p text:style-name="_3c_speaker_3e_">L’Amour</text:p>
      <text:p text:style-name="P8">En dépit de ton désespoir</text:p>
      <text:p text:style-name="P8">Obéis, ou perds Euridice.</text:p>
      <text:p text:style-name="_3c_speaker_3e_">Orphée</text:p>
      <text:p text:style-name="P8">Obéir ! Comment ?</text:p>
      <text:p text:style-name="_3c_speaker_3e_">L’Amour</text:p>
      <text:p text:style-name="P8">tiens, nigaud,</text:p>
      <text:p text:style-name="P8">Près d’Eurydice, qui t’enflâme ;</text:p>
      <text:p text:style-name="P8">Pour être prudent, il ne faut</text:p>
      <text:p text:style-name="P8">Que bien songer qu’elle est ta femme.</text:p>
      <text:p text:style-name="_3c_speaker_3e_">Orphée</text:p>
      <text:p text:style-name="_3c_label_3e_"><text:soft-page-break/>Air : des filets qu’Hirza lui prepare</text:p>
      <text:p text:style-name="P8">D’une voix tendre et languissante</text:p>
      <text:p text:style-name="P8">Euridice m’appellera</text:p>
      <text:p text:style-name="_3c_speaker_3e_">L’Amour</text:p>
      <text:p text:style-name="_3c_stage_3e_">parle</text:p>
      <text:p text:style-name="P8">Il faut être sourd.</text:p>
      <text:p text:style-name="_3c_speaker_3e_">Orphée</text:p>
      <text:p text:style-name="P8"><text:span text:style-name="_3c_pb_3e_"><text:span text:style-name="T1">[</text:span></text:span><text:span text:style-name="_3c_pb_3e_">10</text:span><text:span text:style-name="_3c_pb_3e_"><text:span text:style-name="T1">]</text:span></text:span>D’une main timide et tremblante</text:p>
      <text:p text:style-name="P8">La friponne me pressera.</text:p>
      <text:p text:style-name="_3c_speaker_3e_">L’Amour</text:p>
      <text:p text:style-name="_3c_stage_3e_">parle</text:p>
      <text:p text:style-name="P8">Il faut être insensible.</text:p>
      <text:p text:style-name="_3c_speaker_3e_">Orphée</text:p>
      <text:p text:style-name="P8">Brusquerai-je qui me caresse ?</text:p>
      <text:p text:style-name="P8">Dites, cela serait-il beau !</text:p>
      <text:p text:style-name="_3c_speaker_3e_">L’Amour</text:p>
      <text:p text:style-name="P8">Pour te sauver de ta faiblesse</text:p>
      <text:p text:style-name="P8">Je vais te prêter mon bandeau.</text:p>
      <text:p text:style-name="_3c_speaker_3e_">Orphée</text:p>
      <text:p text:style-name="_3c_label_3e_">Air du Citoyen Deshayes</text:p>
      <text:p text:style-name="P8">Oh ! N’craignez rien. Je vous assure</text:p>
      <text:p text:style-name="P8">Que j’puis bientôt<text:note text:id="ftn2" text:note-class="footnote"><text:note-citation>2</text:note-citation><text:note-body><text:p text:style-name="P34">Ill.</text:p></text:note-body></text:note> tenir le choc.</text:p>
      <text:p text:style-name="P8">Près d’ses appas, près d’sa figure,</text:p>
      <text:p text:style-name="P8">Je serai plus ferme qu’un roc.</text:p>
      <text:p text:style-name="P8">Pour me tenter, pour me confondre</text:p>
      <text:p text:style-name="P8">Elle aura beau m’app’ler tout bas,</text:p>
      <text:p text:style-name="P8">À chaque mot j’vais lui répondre</text:p>
      <text:p text:style-name="P8">Ça n’se peut pas.</text:p>
      <text:p text:style-name="_3c_speaker_3e_">L’Amour</text:p>
      <text:p text:style-name="_3c_label_3e_">Même air</text:p>
      <text:p text:style-name="P8">I’ te faudra bien du courage.</text:p>
      <text:p text:style-name="_3c_speaker_3e_">Orphée</text:p>
      <text:p text:style-name="P8">Dans not’ famille on n’en manqu’ pas.</text:p>
      <text:p text:style-name="_3c_speaker_3e_">L’Amour</text:p>
      <text:p text:style-name="P8">Pour peu qu’on te presse je gage</text:p>
      <text:p text:style-name="P8"><text:span text:style-name="_3c_pb_3e_"><text:span text:style-name="T1">[</text:span></text:span><text:span text:style-name="_3c_pb_3e_">11</text:span><text:span text:style-name="_3c_pb_3e_"><text:span text:style-name="T1">]</text:span></text:span>Qu’au même instant tu céderas.</text:p>
      <text:p text:style-name="_3c_speaker_3e_">Orphée</text:p>
      <text:p text:style-name="P8">Elle aura beau jouer d’ la prunelle,</text:p>
      <text:p text:style-name="P8">M’caresser, m’serrer dans ses bras.</text:p>
      <text:p text:style-name="P8">Sans m’déranger, j’lui dis, la belle,</text:p>
      <text:p text:style-name="P8">Ça n’se peut pas.</text:p>
      <text:p text:style-name="_3c_speaker_3e_"><text:soft-page-break/>L’Amour</text:p>
      <text:p text:style-name="_3c_label_3e_">Air : daigne écouter l’amant fidèle</text:p>
      <text:p text:style-name="P8">Et, moi, je vais secondant ton courage</text:p>
      <text:p text:style-name="P8">Incognito planer sur les enfers.</text:p>
      <text:p text:style-name="P8">Dès ce moment entreprends le voyage,</text:p>
      <text:p text:style-name="P8">L’amour te suit, ne crains aucun revers.</text:p>
      <text:p text:style-name="_3c_speaker_3e_">Orphée</text:p>
      <text:p text:style-name="_3c_label_3e_">Même air</text:p>
      <text:p text:style-name="P8">Oh ! Je n’ai pas le moindre inquiétude,</text:p>
      <text:p text:style-name="P8">Mais il est tems, cousin, de nous guitter.</text:p>
      <text:p text:style-name="P8">En m’eloignant de cette solitude</text:p>
      <text:p text:style-name="P8">J’y veux encor chanter un petit air.</text:p>
      <text:p text:style-name="_3c_speaker_3e_">L’Amour</text:p>
      <text:p text:style-name="_3c_label_3e_">Air : on n’aime point dans nos forêts</text:p>
      <text:p text:style-name="P8">C’est agir assez finement</text:p>
      <text:p text:style-name="P8">Et la sortie est plus brillante ;</text:p>
      <text:p text:style-name="P8">D’après cela conséquemment</text:p>
      <text:p text:style-name="P8">Il est à propos que je chante</text:p>
      <text:p text:style-name="P8">Avant que de sortir d’ici</text:p>
      <text:p text:style-name="P8">La chansonnette que voici.</text:p>
      <text:p text:style-name="_3c_label_3e_">Air : point de sévérité pour les amours d’été</text:p>
      <text:p text:style-name="P8">Souvent</text:p>
      <text:p text:style-name="P8">L’Amant</text:p>
      <text:p text:style-name="P8">Pétulent</text:p>
      <text:p text:style-name="P8">Et trop ardent</text:p>
      <text:p text:style-name="P8">Perd le moment</text:p>
      <text:p text:style-name="P8"><text:span text:style-name="_3c_pb_3e_"><text:span text:style-name="T1">[</text:span></text:span><text:span text:style-name="_3c_pb_3e_">12</text:span><text:span text:style-name="_3c_pb_3e_"><text:span text:style-name="T1">]</text:span></text:span>Doux et charmant</text:p>
      <text:p text:style-name="P8">Qu’il attend.</text:p>
      <text:p text:style-name="P8">Il faut discrettement</text:p>
      <text:p text:style-name="P8">Et finement</text:p>
      <text:p text:style-name="P8">Se conduire,</text:p>
      <text:p text:style-name="P8">Pour voir heureusement</text:p>
      <text:p text:style-name="P8">Dénouer le roman.</text:p>
      <text:p text:style-name="_3c_label_3e_">Même air</text:p>
      <text:p text:style-name="P8">Ainsi,</text:p>
      <text:p text:style-name="P8">L’ami</text:p>
      <text:p text:style-name="P8">Sois vigilant ;</text:p>
      <text:p text:style-name="P8">Mais prudent.</text:p>
      <text:p text:style-name="P8">Ferme les yeux</text:p>
      <text:p text:style-name="P8">Si tu veux</text:p>
      <text:p text:style-name="P8">Te voir heureux.</text:p>
      <text:p text:style-name="P8">Fait tout ce que les Dieux,</text:p>
      <text:p text:style-name="P8">Par ma voix te font prescrire</text:p>
      <text:p text:style-name="_3c_stage_3e_">(Orphée baille)</text:p>
      <text:p text:style-name="P8">Tu ne m’écoutes<text:note text:id="ftn3" text:note-class="footnote"><text:note-citation>3</text:note-citation><text:note-body><text:p text:style-name="P34">écoute</text:p></text:note-body></text:note> pas…</text:p>
      <text:p text:style-name="P8">À dieu donc ; je m’en vas.</text:p>
      <text:h text:style-name="Heading_20_2" text:outline-level="2"><text:soft-page-break/>Scène V</text:h>
      <text:p text:style-name="_3c_speaker_3e_">Orphée</text:p>
      <text:p text:style-name="_3c_stage_3e_">seul</text:p>
      <text:p text:style-name="_3c_stage_3e_">(Il détache son chappeau et son flageolet.)</text:p>
      <text:p text:style-name="_3c_label_3e_">Air des Feuillantines</text:p>
      <text:p text:style-name="P10">Mon équipage est complet</text:p>
      <text:p text:style-name="P10">Et parfait</text:p>
      <text:p text:style-name="P10">Chantons vîte, mon couplet.</text:p>
      <text:p text:style-name="P10">C’est un prélude agréable.</text:p>
      <text:p text:style-name="P10">Pour aller gayement au diable.</text:p>
      <text:p text:style-name="_3c_label_3e_">Air : la Bourbonnaise</text:p>
      <text:p text:style-name="P10">L’espoir nait dans mon ame ;</text:p>
      <text:p text:style-name="P10">Pour l’objet qui m’enflame</text:p>
      <text:p text:style-name="P10"><text:span text:style-name="_3c_pb_3e_">[13]</text:span>L’Amour accroit ma flâme ;</text:p>
      <text:p text:style-name="P10">Euridice, ô ma femme,</text:p>
      <text:p text:style-name="P10">Je verrais tes appas !</text:p>
      <text:p text:style-name="P10">Ah, ah, ah !</text:p>
      <text:p text:style-name="P10">Bannissons les allarmes,</text:p>
      <text:p text:style-name="P10">Ne versons plus de larmes ;</text:p>
      <text:p text:style-name="P10">Je vais revoir ses charmes,</text:p>
      <text:p text:style-name="P10">Ô moment plein d’appas.</text:p>
      <text:p text:style-name="P10">Ah, ah, ah !</text:p>
      <text:p text:style-name="P10">Je vole dans ses bras.</text:p>
      <text:p text:style-name="_3c_label_3e_">Même Air.</text:p>
      <text:p text:style-name="P10">Chut… ma femme est aimable ;</text:p>
      <text:p text:style-name="P10">Mais suis-je raisonnable ?</text:p>
      <text:p text:style-name="P10">Quoi que ça c’est admirable,</text:p>
      <text:p text:style-name="P10">Aller pour elle au diable…</text:p>
      <text:p text:style-name="P10">Et si j’n’en r’venons pas…</text:p>
      <text:p text:style-name="P10">Ah, ah, ah !</text:p>
      <text:p text:style-name="P10">N’importe, il faut du courage,</text:p>
      <text:p text:style-name="P10">N’tardons pas davantage,</text:p>
      <text:p text:style-name="P10">Mettons-nous en voyage,</text:p>
      <text:p text:style-name="P10">Et descendons la bas.</text:p>
      <text:p text:style-name="P10">Ah, ah, ah !</text:p>
      <text:p text:style-name="P10">Ô ! moment plein d’appas.</text:p>
      <text:h text:style-name="Heading_20_1" text:outline-level="1">Acte II</text:h>
      <text:p text:style-name="P30"><text:span text:style-name="_3c_pb_3e_">[1</text:span><text:span text:style-name="_3c_pb_3e_"><text:span text:style-name="T7">4</text:span></text:span><text:span text:style-name="_3c_pb_3e_">]</text:span>Le Théâtre représente le vestibule du Palais de Pluton. Il sort des flammes de tous les côtés de la Scène.</text:p>
      <text:h text:style-name="Heading_20_2" text:outline-level="2">Scène I</text:h>
      <text:p text:style-name="_3c_speaker_3e_">Chœur</text:p>
      <text:p text:style-name="P20">Air : Chantons Laetamini</text:p>
      <text:p text:style-name="P10">Depuis une semaine</text:p>
      <text:p text:style-name="P10">Nous nous reposons tous.</text:p>
      <text:p text:style-name="P10">La mort qui se promène</text:p>
      <text:p text:style-name="P10">Ne pense point à nous</text:p>
      <text:p text:style-name="_3c_label_3e_">Air de mussette dans l’éloignement et par intervalle</text:p>
      <text:p text:style-name="P24"><text:soft-page-break/>Premier démon</text:p>
      <text:p text:style-name="P31">allant regarder à la coulisse</text:p>
      <text:p text:style-name="P11">Mais j’entends… J’apperçois…</text:p>
      <text:p text:style-name="P31">au deuxième démon</text:p>
      <text:p text:style-name="P11">Me trompais-je dois-moi ?</text:p>
      <text:p text:style-name="_3c_speaker_3e_">Deuxième démon</text:p>
      <text:p text:style-name="_3c_stage_3e_">regardant aussi</text:p>
      <text:p text:style-name="P11">Non, c’est quelqu’un je crois.</text:p>
      <text:p text:style-name="_3c_speaker_3e_">Tous</text:p>
      <text:p text:style-name="P11">Bon ! Voici de l’emploi.</text:p>
      <text:p text:style-name="_3c_speaker_3e_">Premier démon</text:p>
      <text:p text:style-name="_3c_stage_3e_">regardant</text:p>
      <text:p text:style-name="_3c_label_3e_">Même air</text:p>
      <text:p text:style-name="P11"><text:span text:style-name="_3c_pb_3e_"><text:span text:style-name="T6">[1</text:span></text:span><text:span text:style-name="_3c_pb_3e_">5</text:span><text:span text:style-name="_3c_pb_3e_"><text:span text:style-name="T6">]</text:span></text:span>Par le Styx, quel prodige</text:p>
      <text:p text:style-name="P11">L’arrivant est vivant.</text:p>
      <text:p text:style-name="_3c_speaker_3e_">Deuxième démon</text:p>
      <text:p text:style-name="P11">Eh ! Quoi ! Cela t’afflige !</text:p>
      <text:p text:style-name="P11">Courons vite au devant.</text:p>
      <text:p text:style-name="_3c_speaker_3e_">Chœur</text:p>
      <text:p text:style-name="P11">Le voici quel plaisir !</text:p>
      <text:p text:style-name="P11">Il faut nous en saisir</text:p>
      <text:p text:style-name="P11">Charmons notre loisir</text:p>
      <text:p text:style-name="P11">En le faisant<text:note text:id="ftn4" text:note-class="footnote"><text:note-citation>4</text:note-citation><text:note-body><text:p text:style-name="P35">fesant</text:p></text:note-body></text:note> souffrir.</text:p>
      <text:h text:style-name="Heading_20_2" text:outline-level="2">Scène II</text:h>
      <text:p text:style-name="_3c_speaker_3e_">Démons, spectres, furies</text:p>
      <text:p text:style-name="_3c_stage_3e_">Ils l’environnent et cherchent à l’épouvanter</text:p>
      <text:p text:style-name="_3c_label_3e_">Air précédent</text:p>
      <text:p text:style-name="_3c_l_3e_">Insensé, <text:span text:style-name="T7">téméraire,</text:span></text:p>
      <text:p text:style-name="P11">Mortel presomptueux</text:p>
      <text:p text:style-name="P11">Dis-nous, que viens-tu faire</text:p>
      <text:p text:style-name="P11">Dans ces terribles lieux ?</text:p>
      <text:p text:style-name="P11">Mortel présomptueux,</text:p>
      <text:p text:style-name="P11">Mortel audacieux,</text:p>
      <text:p text:style-name="P11">Dans ces terribles lieux</text:p>
      <text:p text:style-name="P11">Dis-nous ce que tu veux.</text:p>
      <text:p text:style-name="_3c_speaker_3e_">Orphée</text:p>
      <text:p text:style-name="_3c_label_3e_">Air : courez vite, prenez le patron</text:p>
      <text:p text:style-name="P11">De séans je cherche le patron.</text:p>
      <text:p text:style-name="P11">Messieurs, serait-il visible ?</text:p>
      <text:p text:style-name="_3c_speaker_3e_">Chœur</text:p>
      <text:p text:style-name="P11"><text:span text:style-name="_3c_pb_3e_"><text:span text:style-name="T6">[1</text:span></text:span><text:span text:style-name="_3c_pb_3e_">6</text:span><text:span text:style-name="_3c_pb_3e_"><text:span text:style-name="T6">]</text:span></text:span>Non.</text:p>
      <text:p text:style-name="_3c_speaker_3e_"><text:soft-page-break/>Orphée</text:p>
      <text:p text:style-name="P11">De grace, faites-moi voir Pluton,</text:p>
      <text:p text:style-name="P11">Je suis en honneur brave garçon</text:p>
      <text:p text:style-name="P11">Et bon luron ;</text:p>
      <text:p text:style-name="P11">Nous boirons ensemble sans façon</text:p>
      <text:p text:style-name="P11">Et j’prétends payer l’écot moi-seul.</text:p>
      <text:p text:style-name="_3c_speaker_3e_">Chœur</text:p>
      <text:p text:style-name="P11">Non, non, non.</text:p>
      <text:p text:style-name="_3c_speaker_3e_">Orphée</text:p>
      <text:p text:style-name="P11">Quoi ! Chez vous la pitié se tait donc ?</text:p>
      <text:p text:style-name="P11">Vous ne voulez pas m’obliger ?</text:p>
      <text:p text:style-name="_3c_speaker_3e_">Chœur</text:p>
      <text:p text:style-name="P11">Non.</text:p>
      <text:p text:style-name="_3c_speaker_3e_">Orphée</text:p>
      <text:p text:style-name="P11">Que je dise un seul mot au Daron !</text:p>
      <text:p text:style-name="P11">Allons vîte, courez m’annoncer.</text:p>
      <text:p text:style-name="_3c_speaker_3e_">Chœur</text:p>
      <text:p text:style-name="P11">Non.</text:p>
      <text:p text:style-name="_3c_speaker_3e_">Premier démon</text:p>
      <text:p text:style-name="_3c_label_3e_">Air : ce fut par la faute du sort.</text:p>
      <text:p text:style-name="P11">Je fus Greffier.</text:p>
      <text:p text:style-name="_3c_speaker_3e_">Deuxième démon</text:p>
      <text:p text:style-name="P11">Moi procureur.</text:p>
      <text:p text:style-name="P11">Comment serais-je pitoyable ?</text:p>
      <text:p text:style-name="_3c_speaker_3e_">Troisième démon</text:p>
      <text:p text:style-name="P11">Chacun sait qu’un Sergent d’honneur</text:p>
      <text:p text:style-name="P11">Doit toujours être inexorable.</text:p>
      <text:p text:style-name="_3c_speaker_3e_">Orphée</text:p>
      <text:p text:style-name="P11">À votre mine j’vous reconnais</text:p>
      <text:p text:style-name="P11">Et j’vois qu’dans sa sagesse profonde</text:p>
      <text:p text:style-name="P11">Pour tourmenter tous ses sujets</text:p>
      <text:p text:style-name="P11">Pluton sait bien choisir son monde.</text:p>
      <text:p text:style-name="_3c_label_3e_">Air du citoyen Deshayes</text:p>
      <text:p text:style-name="P11">Hélas ! Le malheureux Orphée…</text:p>
      <text:p text:style-name="_3c_speaker_3e_">Premier démon</text:p>
      <text:p text:style-name="P11">Parbleu ce drôle est bien hardi !</text:p>
      <text:p text:style-name="P11">Cette ruse est mal concertée.</text:p>
      <text:p text:style-name="_3c_speaker_3e_">Orphée</text:p>
      <text:p text:style-name="P11">Je m’étais sur ce démenti.</text:p>
      <text:p text:style-name="P11">Mais croyez en mon témoignage,</text:p>
      <text:p text:style-name="P11">Je suis Orphée, homme à talent</text:p>
      <text:p text:style-name="P11"><text:soft-page-break/>Et renommé dans mon village pour ménêtrier excellent.</text:p>
      <text:p text:style-name="_3c_speaker_3e_">Chœur</text:p>
      <text:p text:style-name="_3c_label_3e_">Air : Mon petit cœur à chaque instant soupire</text:p>
      <text:p text:style-name="P11">Si tu l’es, dis ; qu’as-tu fait de ta lyre ?</text:p>
      <text:p text:style-name="_3c_speaker_3e_">Orphée</text:p>
      <text:p text:style-name="P11"><text:span text:style-name="_3c_pb_3e_"><text:span text:style-name="T6">[1</text:span></text:span><text:span text:style-name="_3c_pb_3e_">8</text:span><text:span text:style-name="_3c_pb_3e_"><text:span text:style-name="T6">]</text:span></text:span>Mon frère ainé s’en sert à l’Opéra.</text:p>
      <text:p text:style-name="P11">Grace au talent de ce <text:span text:style-name="T8">Gluck</text:span><text:span text:style-name="T3"> qu’on admire,</text:span></text:p>
      <text:p text:style-name="P38">Avec transport toujours on l’entendra.</text:p>
      <text:p text:style-name="P38">Mais mon projet n’est pas de vous surprendre ;</text:p>
      <text:p text:style-name="P38">D’Orphée en moi, vous voyez le cadet.</text:p>
      <text:p text:style-name="P38">Et je m’en vais, messieurs, vous faire entendre,</text:p>
      <text:p text:style-name="P38">Modestement un air de flageolet.</text:p>
      <text:p text:style-name="_3c_label_3e_">Air : Prends ma Philis, prends mon verre (accompagnement de flageolet)</text:p>
      <text:p text:style-name="P38">Du Ténare</text:p>
      <text:p text:style-name="P38">Du Tartare</text:p>
      <text:p text:style-name="P38">On connaît les passe-tems ;</text:p>
      <text:p text:style-name="P38">Les Furies</text:p>
      <text:p text:style-name="P38">Les Harpies,</text:p>
      <text:p text:style-name="P38">Y font enrager les gens.</text:p>
      <text:p text:style-name="P38">Mais le feu qui me dévore</text:p>
      <text:p text:style-name="P38">Est bien plus cruel encore,</text:p>
      <text:p text:style-name="P38">Messieurs, que tous vos tourmens.</text:p>
      <text:p text:style-name="_3c_speaker_3e_">Chœur de démons</text:p>
      <text:p text:style-name="_3c_stage_3e_">s’attendrissant par dégrés.</text:p>
      <text:p text:style-name="_3c_label_3e_">Refrain du Laetamini</text:p>
      <text:p text:style-name="P38">Ah ! Que ce flageollet</text:p>
      <text:p text:style-name="P38">Fait un charmant effet !</text:p>
      <text:p text:style-name="P38">Il nous endormira</text:p>
      <text:p text:style-name="P38">Tout comme à l’Opéra.</text:p>
      <text:p text:style-name="_3c_speaker_3e_">Orphée</text:p>
      <text:p text:style-name="_3c_label_3e_">Reprise de l’air ci-dessus</text:p>
      <text:p text:style-name="P38">Ma conjugale constance</text:p>
      <text:p text:style-name="P38">Qui, là haut me fait honneur</text:p>
      <text:p text:style-name="P38">Sans tirer à conséquence</text:p>
      <text:p text:style-name="P38">Doit calmer votre fureur.</text:p>
      <text:p text:style-name="_3c_speaker_3e_">Chœur</text:p>
      <text:p text:style-name="_3c_label_3e_">Refrain du Leatamini</text:p>
      <text:p text:style-name="P38">Il nous endormira</text:p>
      <text:p text:style-name="P11"><text:span text:style-name="_3c_pb_3e_"><text:span text:style-name="T4">[1</text:span></text:span><text:span text:style-name="_3c_pb_3e_"><text:span text:style-name="T3">9</text:span></text:span><text:span text:style-name="_3c_pb_3e_"><text:span text:style-name="T4">]</text:span></text:span><text:span text:style-name="T3">Tout comme à l’Opéra ;</text:span></text:p>
      <text:p text:style-name="P38">Qu’il descende aux enfers</text:p>
      <text:p text:style-name="P11"><text:span text:style-name="T3">Les chemins sont ouverts</text:span><text:span text:style-name="T3"><text:note text:id="ftn5" text:note-class="footnote"><text:note-citation>5</text:note-citation><text:note-body><text:p text:style-name="P35">ouvert</text:p></text:note-body></text:note></text:span><text:span text:style-name="T3">.</text:span></text:p>
      <text:p text:style-name="_3c_stage_3e_">Ils conduisent Orphée ; le fond du Théâtre s’ouvre et laisse voir l’intérieur des enfers. C’est une caverne entamée.</text:p>
      <text:h text:style-name="Heading_20_2" text:outline-level="2"><text:soft-page-break/>Scène II</text:h>
      <text:p text:style-name="_3c_speaker_3e_">Pluton</text:p>
      <text:p text:style-name="P21">Air : ciel l’univers va-t-il donc se dissoudre</text:p>
      <text:p text:style-name="P12">Tout l’univers va-t-il donc se dissoudre ?</text:p>
      <text:p text:style-name="P12">Quel baccanal</text:p>
      <text:p text:style-name="P12">Dans l’empire infernal !</text:p>
      <text:p text:style-name="P12">Faudra-t-il avec la foudre,</text:p>
      <text:p text:style-name="P12">Vous empêcher de danser,</text:p>
      <text:p text:style-name="P12">Ou me résoudre</text:p>
      <text:p text:style-name="P12">À vous chasser ?</text:p>
      <text:p text:style-name="P12">C’est bien chez nous, ma foi,</text:p>
      <text:p text:style-name="P12">Que doit éclater l’allégresse !</text:p>
      <text:p text:style-name="P12">Rage, tristesse,</text:p>
      <text:p text:style-name="P12">Ici donnent la loi.</text:p>
      <text:p text:style-name="_3c_speaker_3e_">Orphée</text:p>
      <text:p text:style-name="_3c_stage_3e_">à part</text:p>
      <text:p text:style-name="_3c_label_3e_">Air : des billets doux</text:p>
      <text:p text:style-name="P12">Tâchons de m’esquiver.</text:p>
      <text:p text:style-name="_3c_speaker_3e_">Pluton</text:p>
      <text:p text:style-name="_3c_stage_3e_">l’arrêtant</text:p>
      <text:p text:style-name="P12">Tout doux ;</text:p>
      <text:p text:style-name="P12">Le beau garçon, où courez-vous ?</text:p>
      <text:p text:style-name="_3c_speaker_3e_">Orphée</text:p>
      <text:p text:style-name="P12">C’est, ne vous en déplaise,</text:p>
      <text:p text:style-name="P12">Que ces messieurs m’avaient permis</text:p>
      <text:p text:style-name="P12">De faire un tour dans ce pays.</text:p>
      <text:p text:style-name="_3c_speaker_3e_">Pluton</text:p>
      <text:p text:style-name="_3c_label_3e_">Air : On me disait souvent (Mazet)</text:p>
      <text:p text:style-name="P12"><text:span text:style-name="_3c_pb_3e_"><text:span text:style-name="T6">[</text:span></text:span><text:span text:style-name="_3c_pb_3e_">20</text:span><text:span text:style-name="_3c_pb_3e_"><text:span text:style-name="T6">]</text:span></text:span>Je suis donc un zéro ?</text:p>
      <text:p text:style-name="P12">Un vrai Roi de Carreau ?</text:p>
      <text:p text:style-name="P12">L’eût-on jamais pu croire !</text:p>
      <text:p text:style-name="P12">Vous ouvrez les enfers !</text:p>
      <text:p text:style-name="P12">Je vais vous mettre aux fers,</text:p>
      <text:p text:style-name="P12">Esprits pervers ?</text:p>
      <text:p text:style-name="P12">Vous mettre aux fers.</text:p>
      <text:p text:style-name="P12">Ah ! La plaisante histoire !</text:p>
      <text:p text:style-name="P12">Je suis donc un zéro,</text:p>
      <text:p text:style-name="P12">Un vrai Roi de Carreau !</text:p>
      <text:p text:style-name="_3c_speaker_3e_">Premier démon</text:p>
      <text:p text:style-name="_3c_label_3e_">Air : l’Occassion fait le larron</text:p>
      <text:p text:style-name="P12">Écoutez-moi…</text:p>
      <text:p text:style-name="_3c_speaker_3e_">Pluton</text:p>
      <text:p text:style-name="P12">Qu’oseras-tu me dire ?</text:p>
      <text:p text:style-name="P12">Je vois qu’ici le premier diablotin</text:p>
      <text:p text:style-name="P12">Va disposer des droits de mon empire,</text:p>
      <text:p text:style-name="P12"><text:soft-page-break/>Comme des choux de son jardin.</text:p>
      <text:p text:style-name="_3c_speaker_3e_">Premier démon</text:p>
      <text:p text:style-name="_3c_label_3e_">Air : Monseigneur vous ne voyez rien</text:p>
      <text:p text:style-name="P12">Puissant Monarque, sachez donc</text:p>
      <text:p text:style-name="P12">Que cet enchanteur, est Orphée…</text:p>
      <text:p text:style-name="_3c_speaker_3e_">Pluton</text:p>
      <text:p text:style-name="P12">Orphée !… ah ! Je sens à ce nom</text:p>
      <text:p text:style-name="P12">Toute ma colère étouffée.</text:p>
      <text:p text:style-name="P12">Orphée ! Hé, mais c’est mon neveu</text:p>
      <text:p text:style-name="P12">Que vient-il chercher en ce lieu ?</text:p>
      <text:p text:style-name="_3c_speaker_3e_">Orphée</text:p>
      <text:p text:style-name="_3c_stage_3e_">à part</text:p>
      <text:p text:style-name="P12">J’avais bien raison</text:p>
      <text:p text:style-name="P12">De vouloir parler à Pluton.</text:p>
      <text:p text:style-name="_3c_speaker_3e_">Pluton</text:p>
      <text:p text:style-name="_3c_label_3e_">Air : Non je ne ferai pas</text:p>
      <text:p text:style-name="P12">En lui je ne remarque aucuns traits de son frère.</text:p>
      <text:p text:style-name="P12">Sa figure est pour moi tout-à-fait étrangère.</text:p>
      <text:p text:style-name="_3c_speaker_3e_">Premier démon</text:p>
      <text:p text:style-name="P12">N’importe ; cet air grand, ce port majestueux,</text:p>
      <text:p text:style-name="P12">Prouvent évidemment qu’il est du sang des Dieux.</text:p>
      <text:p text:style-name="_3c_speaker_3e_">Chœur</text:p>
      <text:p text:style-name="_3c_label_3e_">Refrain</text:p>
      <text:p text:style-name="P12">Il est gentil,</text:p>
      <text:p text:style-name="P12">Il est joli,</text:p>
      <text:p text:style-name="P12">Il ressemble à son oncle, on dirait que c’est lui.</text:p>
      <text:p text:style-name="_3c_speaker_3e_">Premier démon</text:p>
      <text:p text:style-name="_3c_label_3e_">Air : chansons, chansons</text:p>
      <text:p text:style-name="P12">En faveur de ta ressemblance</text:p>
      <text:p text:style-name="P12">N’oublirez-vous pas notre offense ?</text:p>
      <text:p text:style-name="_3c_speaker_3e_">Pluton</text:p>
      <text:p text:style-name="P12">Je suis trop bon ;</text:p>
      <text:p text:style-name="P12">Mais si pareille chose arrive,</text:p>
      <text:p text:style-name="P12">Jure, par l’infernale rive,</text:p>
      <text:p text:style-name="P12">Plus de pardon.</text:p>
      <text:p text:style-name="_3c_label_3e_">Air : En Jupon court, en blanc corset.</text:p>
      <text:p text:style-name="P12">Toi, l’ami ; si tu veux m’en croire</text:p>
      <text:p text:style-name="P12">Il faut aller te reffraichir.</text:p>
      <text:p text:style-name="_3c_speaker_3e_">Orphée</text:p>
      <text:p text:style-name="P12">Écoutez plutôt mon histoire ;</text:p>
      <text:p text:style-name="P12">Car je suis pressé de partir.</text:p>
      <text:p text:style-name="_3c_label_3e_">Même air</text:p>
      <text:p text:style-name="P12"><text:span text:style-name="_3c_pb_3e_"><text:span text:style-name="T6">[</text:span></text:span><text:span text:style-name="_3c_pb_3e_">22</text:span><text:span text:style-name="_3c_pb_3e_"><text:span text:style-name="T6">]</text:span></text:span>J’ai mis en vous mon espérance.</text:p>
      <text:p text:style-name="_3c_speaker_3e_"><text:soft-page-break/>Pluton</text:p>
      <text:p text:style-name="P12">Sois sûr d’un favorable accueil…</text:p>
      <text:p text:style-name="P12">Parle donc.</text:p>
      <text:p text:style-name="_3c_stage_3e_">(Aux Démons)</text:p>
      <text:p text:style-name="P12">Vous, par bienséance</text:p>
      <text:p text:style-name="P12">Approchez-moi mon grand fauteuil.</text:p>
      <text:p text:style-name="_3c_label_3e_">Refrain</text:p>
      <text:p text:style-name="P12">Commence, commence, commence,</text:p>
      <text:p text:style-name="P12">Je vais te donner audience.</text:p>
      <text:p text:style-name="_3c_speaker_3e_">Orphée</text:p>
      <text:p text:style-name="_3c_label_3e_">Air : Valet chez une fermiere</text:p>
      <text:p text:style-name="P12">Du village une fermiere</text:p>
      <text:p text:style-name="P12">Jeune, belle, faite au tour,</text:p>
      <text:p text:style-name="P12">Formée en tout point pour l’amour,</text:p>
      <text:p text:style-name="P12">D’une rose printannière</text:p>
      <text:p text:style-name="P12">M’offrant l’éclat enchanteur</text:p>
      <text:p text:style-name="P12">Avoit su fixer mon ardeur.</text:p>
      <text:p text:style-name="P12">À mes vœux l’hymen propice,</text:p>
      <text:p text:style-name="P12">Depuis trois jours d’Euridice</text:p>
      <text:p text:style-name="P12">Me rendant possesseur,</text:p>
      <text:p text:style-name="P12">Je possedais d’Euridice</text:p>
      <text:p text:style-name="P12">Et les attraits et le cœur.</text:p>
      <text:p text:style-name="_3c_label_3e_">Air : Triste raison</text:p>
      <text:p text:style-name="P12">À divertir ma charmante conquête</text:p>
      <text:p text:style-name="P12">Tout le hameau consacrant ses loisirs,</text:p>
      <text:p text:style-name="P12">Pour Euridice on annonce une fête,</text:p>
      <text:p text:style-name="P12">Où nous volons guidés par les plaisirs.</text:p>
      <text:p text:style-name="_3c_label_3e_">Air : Des Pendus</text:p>
      <text:p text:style-name="P12">Sur des près émaillés de fleurs</text:p>
      <text:p text:style-name="P12">Se rendent nos meilleurs danseurs ;</text:p>
      <text:p text:style-name="P12">Là, par un seul qui ne choisisse</text:p>
      <text:p text:style-name="P12"><text:span text:style-name="_3c_pb_3e_"><text:span text:style-name="T6">[</text:span></text:span><text:span text:style-name="_3c_pb_3e_">23</text:span><text:span text:style-name="_3c_pb_3e_"><text:span text:style-name="T6">]</text:span></text:span>Pour danser ma chere Euridice,</text:p>
      <text:p text:style-name="P12">Et la belle se trémoussait</text:p>
      <text:p text:style-name="P12">Aux doux son<text:span text:style-name="T9">s</text:span><text:span text:style-name="T9"><text:note text:id="ftn6" text:note-class="footnote"><text:note-citation>6</text:note-citation><text:note-body><text:p text:style-name="P36">son</text:p></text:note-body></text:note></text:span> de mon flageolet.</text:p>
      <text:p text:style-name="_3c_label_3e_">Air : En amour c’est au village</text:p>
      <text:p text:style-name="P12">Par un excès de malice,</text:p>
      <text:p text:style-name="P12">Un serpent, le croira-t-on !</text:p>
      <text:p text:style-name="P12">Envoya mon Euridice</text:p>
      <text:p text:style-name="P12">Sur les bords du Phlégéton.</text:p>
      <text:p text:style-name="P12">Depuis ce moment funeste</text:p>
      <text:p text:style-name="P12">Je ne fais que lamenter ;</text:p>
      <text:p text:style-name="P12">Malheureux ! Il ne me reste</text:p>
      <text:p text:style-name="P12">Que le plaisirs de chanter.</text:p>
      <text:p text:style-name="_3c_label_3e_">Air : l’avez-vous vu, mon bien aimé !</text:p>
      <text:p text:style-name="P12">Dieu des enfers,</text:p>
      <text:p text:style-name="P12">Dans ce revers</text:p>
      <text:p text:style-name="P12">C’est vous que je réclame</text:p>
      <text:p text:style-name="P12">De mes amours</text:p>
      <text:p text:style-name="P12">De nos beaux jours</text:p>
      <text:p text:style-name="P12">Ah ! Renouez la trâme.</text:p>
      <text:p text:style-name="P12"><text:soft-page-break/>Euridice, objet de mes vœux</text:p>
      <text:p text:style-name="P12">Est inutile dans ces lieux !</text:p>
      <text:p text:style-name="P12">Mais pour mes feux</text:p>
      <text:p text:style-name="P12">Elle est sans prix,</text:p>
      <text:p text:style-name="P12">Et de toute mon âme,</text:p>
      <text:p text:style-name="P12">J’en rougis ;</text:p>
      <text:p text:style-name="P12">Mais je la chéris…</text:p>
      <text:p text:style-name="P12">Quoiqu’elle soit ma femme.</text:p>
      <text:p text:style-name="_3c_speaker_3e_">Premier démon</text:p>
      <text:p text:style-name="_3c_label_3e_">Air : Résonnez ma musette</text:p>
      <text:p text:style-name="P12">Redemander sa dame !</text:p>
      <text:p text:style-name="P12">Ce trait de grandeur d’âme</text:p>
      <text:p text:style-name="P12">Assurément est beau.</text:p>
      <text:p text:style-name="_3c_speaker_3e_">Pluton</text:p>
      <text:p text:style-name="P12">Oui, c’est du fruit nouveau</text:p>
      <text:p text:style-name="_3c_label_3e_">Air : chantez, dansez, etc.</text:p>
      <text:p text:style-name="P12">Mais si tous les maris d’en haut</text:p>
      <text:p text:style-name="P12"><text:span text:style-name="_3c_pb_3e_"><text:span text:style-name="T6">[</text:span></text:span><text:span text:style-name="_3c_pb_3e_">24</text:span><text:span text:style-name="_3c_pb_3e_"><text:span text:style-name="T6">]</text:span></text:span>Sollicitaient faveur semblable,</text:p>
      <text:p text:style-name="P12">Mes amis, nous verrions bientôt</text:p>
      <text:p text:style-name="P12">Aux enfers un vuide effroyable.</text:p>
      <text:p text:style-name="P12">Or, vous savez comme ici-bas</text:p>
      <text:p text:style-name="P12">D’un sujet femelle on fait cas.</text:p>
      <text:p text:style-name="_3c_speaker_3e_">Orphée</text:p>
      <text:p text:style-name="_3c_stage_3e_">Au premier démon qu’il tire à l’écart</text:p>
      <text:p text:style-name="_3c_label_3e_">Air : Que je regrette mon amant</text:p>
      <text:p text:style-name="P12">Monsieur, dites un mot pour moi.</text:p>
      <text:p text:style-name="_3c_speaker_3e_">Premier démon</text:p>
      <text:p text:style-name="P12">Il est entêté comme un diable.</text:p>
      <text:p text:style-name="_3c_speaker_3e_">Orphée</text:p>
      <text:p text:style-name="P12">Mais il va prononcer.</text:p>
      <text:p text:style-name="_3c_speaker_3e_">Premier démon</text:p>
      <text:p text:style-name="P12">Ma foi,</text:p>
      <text:p text:style-name="P12">Pour te le rendre favorable</text:p>
      <text:p text:style-name="P12">Et pour aller plus vîte au fait ;</text:p>
      <text:p text:style-name="P12">Hazarde un air de flageolet.</text:p>
      <text:p text:style-name="_3c_stage_3e_">Orphée prélude la fricassée. Pluton écoute, admire. Les Démons se rapprochent, environnent Orphée, qui continue de jouer. Pluton temoigne sa satisfaction par des gestes.</text:p>
      <text:p text:style-name="_3c_speaker_3e_">Pluton</text:p>
      <text:p text:style-name="_3c_label_3e_">Air : Quand on va boire à l’Eau</text:p>
      <text:p text:style-name="P13">Mais, mais finissez donc ;</text:p>
      <text:p text:style-name="P13">Quel accens</text:p>
      <text:p text:style-name="P13">Séduisans !</text:p>
      <text:p text:style-name="P13">On pâme.</text:p>
      <text:p text:style-name="P13">Mais, mais, finissez donc ;</text:p>
      <text:p text:style-name="P13">En honneur, c’est pis qu’Apollon.</text:p>
      <text:p text:style-name="_3c_speaker_3e_"><text:soft-page-break/>Orphée</text:p>
      <text:p text:style-name="P13">Vous avez ben d’la bonté.</text:p>
      <text:p text:style-name="_3c_speaker_3e_">Pluton</text:p>
      <text:p text:style-name="P13"><text:span text:style-name="_3c_pb_3e_"><text:span text:style-name="T6">[2</text:span></text:span><text:span text:style-name="_3c_pb_3e_">5</text:span><text:span text:style-name="_3c_pb_3e_"><text:span text:style-name="T6">]</text:span></text:span>Mais non, c’est qu’en vérité,</text:p>
      <text:p text:style-name="P13">Je suis ravi, transporté,</text:p>
      <text:p text:style-name="P13">Je m’y connais de reste est c’est sans vanité.</text:p>
      <text:p text:style-name="_3c_stage_3e_">Orphée joue quelques mesures.</text:p>
      <text:p text:style-name="P25">Pluton</text:p>
      <text:p text:style-name="P32">interrompt avec transport en s’adressant à sa suite.</text:p>
      <text:p text:style-name="P13">Mais, mais, écoutez donc,</text:p>
      <text:p text:style-name="P13">Ces accens</text:p>
      <text:p text:style-name="P13">Touchans</text:p>
      <text:p text:style-name="P13">Vont à l’âme.</text:p>
      <text:p text:style-name="P13">Mais, mais, écoutez donc</text:p>
      <text:p text:style-name="P13">Ce que va décider Pluton.</text:p>
      <text:p text:style-name="P13">Ces concerts mélodieux,</text:p>
      <text:p text:style-name="P13">Ces accords harmonieux,</text:p>
      <text:p text:style-name="P13">Ont trouvé grace à mes yeux,</text:p>
      <text:p text:style-name="P13">Qu’on lui rende sa femme, il suffit… Je le veux.</text:p>
      <text:p text:style-name="_3c_stage_3e_">Orphée continue à jouer.</text:p>
      <text:p text:style-name="_3c_speaker_3e_">Pluton</text:p>
      <text:p text:style-name="P13">Oh ! Mais, mais qu’est-ce que donc ?</text:p>
      <text:p text:style-name="P13">Malgré moi je marche en cadence,</text:p>
      <text:p text:style-name="P13">Ouvrez donc au fripon</text:p>
      <text:p text:style-name="P13">Qui fait danser jusqu’à Pluton.</text:p>
      <text:p text:style-name="_3c_stage_3e_">(Ils conduisent Orphée en dansant)</text:p>
      <text:h text:style-name="Heading_20_1" text:outline-level="1">Acte III</text:h>
      <text:p text:style-name="P33"><text:span text:style-name="_3c_pb_3e_"><text:span text:style-name="T6">[2</text:span></text:span><text:span text:style-name="_3c_pb_3e_">6</text:span><text:span text:style-name="_3c_pb_3e_"><text:span text:style-name="T6">]</text:span></text:span>Le Théâtre représente les Champs Élisées.</text:p>
      <text:h text:style-name="Heading_20_2" text:outline-level="2">Scène I</text:h>
      <text:p text:style-name="P33">Euridice voilée, ombres heureuses dispersées au fond du Théâtre</text:p>
      <text:p text:style-name="P33">(Les Ombres se rapprochent pendant le couplet suivant)</text:p>
      <text:p text:style-name="_3c_speaker_3e_">Euridice</text:p>
      <text:p text:style-name="P33">sur le bord de la Scène</text:p>
      <text:p text:style-name="_3c_label_3e_">Air : Ô toi qui n’eus jamais dû naître</text:p>
      <text:p text:style-name="P14">Lieux enchantés, rians boccages,</text:p>
      <text:p text:style-name="P14">Brillant asyle de la paix,</text:p>
      <text:p text:style-name="P14">L’ennui d’un éternel veuvage</text:p>
      <text:p text:style-name="P14">Vous ôte à mes yeux mille attraits.</text:p>
      <text:p text:style-name="P14">Rives fleuries</text:p>
      <text:p text:style-name="P14">Vertes prairies,</text:p>
      <text:p text:style-name="P14">Ruisseaux, qui baignez ce séjour,</text:p>
      <text:p text:style-name="P14">Je vous admire ;</text:p>
      <text:p text:style-name="P14">Mais je soupire,</text:p>
      <text:p text:style-name="P14">On n’est heureux qu’avec l’amour.</text:p>
      <text:p text:style-name="_3c_speaker_3e_"><text:soft-page-break/>Premier ombre</text:p>
      <text:p text:style-name="_3c_label_3e_">Air : Vous venez de Chantilly</text:p>
      <text:p text:style-name="P14">Vous vous déplaisez ici ?</text:p>
      <text:p text:style-name="_3c_speaker_3e_">Euridice</text:p>
      <text:p text:style-name="P14">Vraiment, ma commère, oui.</text:p>
      <text:p text:style-name="_3c_speaker_3e_">Premier ombre</text:p>
      <text:p text:style-name="P14"><text:span text:style-name="_3c_pb_3e_"><text:span text:style-name="T6">[2</text:span></text:span><text:span text:style-name="_3c_pb_3e_">7</text:span><text:span text:style-name="_3c_pb_3e_"><text:span text:style-name="T6">]</text:span></text:span>Vous regrettez donc la terre ?</text:p>
      <text:p text:style-name="_3c_speaker_3e_">Euridice</text:p>
      <text:p text:style-name="P14">Assurément, ma commère.</text:p>
      <text:p text:style-name="_3c_speaker_3e_">Premier ombre</text:p>
      <text:p text:style-name="P14">Ma commère, nous aussi.</text:p>
      <text:p text:style-name="_3c_label_3e_">Euridice se promène tristement.</text:p>
      <text:p text:style-name="P26">Deuxième ombre</text:p>
      <text:p text:style-name="P22">Air : Guillot un Jour trouve Lisette</text:p>
      <text:p text:style-name="P14">Puisqu’enfin notre unique étude</text:p>
      <text:p text:style-name="P14">Est d’employer bien nos loisirs,</text:p>
      <text:p text:style-name="P14">Pour charmer notre solitude.</text:p>
      <text:p text:style-name="P14">Varions un peu nos plaisirs,</text:p>
      <text:p text:style-name="P14">Ici, comme dans l’autre monde,</text:p>
      <text:p text:style-name="P14">Nous ne craignons pas que l’on fronde</text:p>
      <text:p text:style-name="P14">Le genre et l’ordre de nos jeux ;</text:p>
      <text:p text:style-name="P14">Formons pêle-mêle une ronde ;</text:p>
      <text:p text:style-name="P14">Dansons, ne pouvant faire mieux.</text:p>
      <text:p text:style-name="_3c_speaker_3e_">Chœur</text:p>
      <text:p text:style-name="P14">Dansons ne pouvant faire mieux.</text:p>
      <text:p text:style-name="_3c_speaker_3e_">Premier ombre</text:p>
      <text:p text:style-name="_3c_label_3e_">Ronde du citoyen Deshayes</text:p>
      <text:p text:style-name="P14">Bannissons de notre vie</text:p>
      <text:p text:style-name="P14">La froide uniformité.</text:p>
      <text:p text:style-name="P14">Que l’on aime et que l’on rie.</text:p>
      <text:p text:style-name="P14">Sans amour point de gaieté.</text:p>
      <text:p text:style-name="P14">Ces retraites sont fort belles ;</text:p>
      <text:p text:style-name="P14">Mais les jours y sont bien longs.</text:p>
      <text:p text:style-name="P14">Allons donc, mesdemoiselles,</text:p>
      <text:p text:style-name="P14">Remuez vos cottillons.</text:p>
      <text:p text:style-name="_3c_speaker_3e_">Chœur</text:p>
      <text:p text:style-name="P15"><text:span text:style-name="_3c_pb_3e_"><text:span text:style-name="T6">[28]</text:span></text:span>Allons donc, etc.</text:p>
      <text:p text:style-name="_3c_speaker_3e_">Premier ombre</text:p>
      <text:p text:style-name="_3c_label_3e_">Deuxième couplet</text:p>
      <text:p text:style-name="P14">Jouissons de l’avantage</text:p>
      <text:p text:style-name="P14">D’une heureuse liberté.</text:p>
      <text:p text:style-name="P14">L’amour peut être volage,</text:p>
      <text:p text:style-name="P14">Sans offenser la beauté,</text:p>
      <text:p text:style-name="P14"><text:soft-page-break/>L’éclat des roses nouvelles</text:p>
      <text:p text:style-name="P14">Fixe-t-il le papillon ?</text:p>
      <text:p text:style-name="P14">Allons donc, mesdemoiselles,</text:p>
      <text:p text:style-name="P14">Remuez le cottillon.</text:p>
      <text:p text:style-name="_3c_speaker_3e_">Chœur</text:p>
      <text:p text:style-name="P14">Allons donc, etc.</text:p>
      <text:p text:style-name="_3c_stage_3e_">(Ballet d’Ombres)</text:p>
      <text:h text:style-name="Heading_20_2" text:outline-level="2">Scène II</text:h>
      <text:p text:style-name="P27">Troisième ombre</text:p>
      <text:p text:style-name="P23">Air : Du serein qui t’a fait envie</text:p>
      <text:p text:style-name="P16">Nouvelle étonnante et fâcheuse</text:p>
      <text:p text:style-name="P16">Un mortel venu d’aujourd’hui,</text:p>
      <text:p text:style-name="P16">Croyant sa femme trop heureuse ;</text:p>
      <text:p text:style-name="P16">Veut la ramener avec lui.</text:p>
      <text:p text:style-name="_3c_speaker_3e_">Partie du chœur</text:p>
      <text:p text:style-name="P16">C’est mon mari, j’en suis certaine</text:p>
      <text:p text:style-name="_3c_speaker_3e_">Autre partie du chœur</text:p>
      <text:p text:style-name="P16">Moi je gage que c’est le mien.</text:p>
      <text:p text:style-name="_3c_speaker_3e_">Chœur</text:p>
      <text:p text:style-name="P16"><text:span text:style-name="_3c_pb_3e_"><text:span text:style-name="T6">[2</text:span></text:span><text:span text:style-name="_3c_pb_3e_">9</text:span><text:span text:style-name="_3c_pb_3e_"><text:span text:style-name="T6">]</text:span></text:span>C’est lui, je le sens à ma haine,</text:p>
      <text:p text:style-name="P16">Hélas ! Sans lui j’étais si bien.</text:p>
      <text:p text:style-name="_3c_speaker_3e_">Euridice</text:p>
      <text:p text:style-name="_3c_label_3e_">Air du Citoyen Deshayes</text:p>
      <text:p text:style-name="P16">Ah ! Si l’objet de ma constante flamme</text:p>
      <text:p text:style-name="P16">Bravait pour moi la mort et les enfers,</text:p>
      <text:p text:style-name="P16">Heureuse encor de régner sur son âme</text:p>
      <text:p text:style-name="P16">Je le suivrais au bout de l’Univers</text:p>
      <text:p text:style-name="_3c_stage_3e_">(Elle sort)</text:p>
      <text:h text:style-name="Heading_20_2" text:outline-level="2">Scène III</text:h>
      <text:p text:style-name="P27">Premier ombre</text:p>
      <text:p text:style-name="P23">Air : Un mouvement de curiosité</text:p>
      <text:p text:style-name="P16">Quelle ennuieuse et sotte perronnelle !</text:p>
      <text:p text:style-name="_3c_speaker_3e_">Deuxième ombre</text:p>
      <text:p text:style-name="P16">Elle a pourtant, je crois, de la beauté.</text:p>
      <text:p text:style-name="_3c_speaker_3e_">Premier ombre</text:p>
      <text:p text:style-name="P16">Laissons cela, parlons de votre nouvelle.</text:p>
      <text:p text:style-name="P16">Quoi ! Cet époux ?</text:p>
      <text:p text:style-name="_3c_speaker_3e_">Troisième ombre</text:p>
      <text:p text:style-name="P16">Oui, le fait est attesté.</text:p>
      <text:p text:style-name="P16"><text:soft-page-break/>Jupiter permet qu’il emmène sa belle<text:note text:id="ftn7" text:note-class="footnote"><text:note-citation>7</text:note-citation><text:note-body><text:p text:style-name="P37">Ill.</text:p></text:note-body></text:note>.</text:p>
      <text:p text:style-name="_3c_stage_3e_">Orphée paraît.</text:p>
      <text:p text:style-name="P16">Eh ! mais… tenez. Il vient de ce côté.</text:p>
      <text:p text:style-name="_3c_speaker_3e_">Chœur</text:p>
      <text:p text:style-name="_3c_label_3e_">Refrain</text:p>
      <text:p text:style-name="P17"><text:span text:style-name="_3c_pb_3e_"><text:span text:style-name="T6">[</text:span></text:span><text:span text:style-name="_3c_pb_3e_"><text:span text:style-name="T12">3</text:span></text:span><text:span text:style-name="_3c_pb_3e_"><text:span text:style-name="T13">0</text:span></text:span><text:span text:style-name="_3c_pb_3e_"><text:span text:style-name="T6">]</text:span></text:span><text:span text:style-name="T10">Allons, gai, rejouissons-nous !</text:span></text:p>
      <text:p text:style-name="P16">Ce n’est pas mon époux.</text:p>
      <text:h text:style-name="Heading_20_2" text:outline-level="2">Scène IV</text:h>
      <text:p text:style-name="P27">Orphée</text:p>
      <text:p text:style-name="P23">Air : Guillot auprès de sa Guillemette</text:p>
      <text:p text:style-name="P16">Je n’aurais jamais cru, mesdames,</text:p>
      <text:p text:style-name="P16">Les morts si mal disciplinés,</text:p>
      <text:p text:style-name="P16">Vos âmes,</text:p>
      <text:p text:style-name="P16">Tant hommes que femmes,</text:p>
      <text:p text:style-name="P16">Ne cessent de me rire au nez.</text:p>
      <text:p text:style-name="P16">Chacune dit, ah ! le Jocrisse !</text:p>
      <text:p text:style-name="P16">La bonne dupe que voici,</text:p>
      <text:p text:style-name="P16">Qui, pour r’avoir Euridice,</text:p>
      <text:p text:style-name="P16">Vient nous relancer jusqu’ici !</text:p>
      <text:p text:style-name="_3c_label_3e_">Air : du nouveau confitéor</text:p>
      <text:p text:style-name="P16">Contre un martyr de loyauté,</text:p>
      <text:p text:style-name="P16">Se peut-il qu’ainsi l’on déclame,</text:p>
      <text:p text:style-name="P16">L’objet pour qui j’ai tant trotté.</text:p>
      <text:p text:style-name="P16">Sachez enfin que c’est ma femme,</text:p>
      <text:p text:style-name="P16">Rendez-la-moi, par charité,</text:p>
      <text:p text:style-name="P16">En faveur de la nouveauté.</text:p>
      <text:p text:style-name="_3c_speaker_3e_">Chœur</text:p>
      <text:p text:style-name="_3c_label_3e_">Air : du Citoyen Deshayes</text:p>
      <text:p text:style-name="P16">Reposez-vous, mon bel ami,</text:p>
      <text:p text:style-name="P16">Calmez, calmez votre tristesse,</text:p>
      <text:p text:style-name="P16">Cachez, cachez votre tristesse,</text:p>
      <text:p text:style-name="P16"><text:span text:style-name="_3c_pb_3e_"><text:span text:style-name="T6">[</text:span></text:span><text:span text:style-name="_3c_pb_3e_"><text:span text:style-name="T12">3</text:span></text:span><text:span text:style-name="_3c_pb_3e_"><text:span text:style-name="T11">1</text:span></text:span><text:span text:style-name="_3c_pb_3e_"><text:span text:style-name="T6">]</text:span></text:span>Nous allons vers vous jusqu’ici</text:p>
      <text:p text:style-name="P16">Guider votre maîtresse.</text:p>
      <text:p text:style-name="_3c_stage_3e_">(Les Ombres sortent)</text:p>
      <text:h text:style-name="Heading_20_2" text:outline-level="2">Scène V</text:h>
      <text:p text:style-name="_3c_speaker_3e_">Orphée</text:p>
      <text:p text:style-name="_3c_stage_3e_">seul</text:p>
      <text:p text:style-name="_3c_label_3e_">Air : Que j’aime mon cher Arlequin !</text:p>
      <text:p text:style-name="_3c_l_3e_">Mais comme <text:span text:style-name="T14">elles m’on reluqué,</text:span></text:p>
      <text:p text:style-name="P18">Ah ! que c’est drôle,</text:p>
      <text:p text:style-name="P18">De Chacune j’ai remarqué</text:p>
      <text:p text:style-name="P18">Un petit coup-d’œil bien marqué ;</text:p>
      <text:p text:style-name="P18">En vérité c’est drôle !</text:p>
      <text:p text:style-name="P18">Peste ! le nouveau débarqué</text:p>
      <text:p text:style-name="P18"><text:soft-page-break/>Ici joue un grand rôle.</text:p>
      <text:p text:style-name="_3c_label_3e_">Air : Non je ne ferai pas</text:p>
      <text:p text:style-name="P18">J’ai dit que je brûlais d’une ardeur vive et pure ;</text:p>
      <text:p text:style-name="P18">Il faut jusques au bout soutenir la gageure.</text:p>
      <text:p text:style-name="P18">Cependant j’ai vu là plus d’un joli minois,</text:p>
      <text:p text:style-name="P18">À qui j’en dirais bien deux mots en tapinois.</text:p>
      <text:p text:style-name="_3c_label_3e_">Air : Toujours, toujours, il est toujours le même.</text:p>
      <text:p text:style-name="P18">Dieux ! j’en rougis, quelle foiblesse extrême !</text:p>
      <text:p text:style-name="P18">Moi, le héros des époux, des amans,</text:p>
      <text:p text:style-name="P18">J’oubliais mes sermens,</text:p>
      <text:p text:style-name="P18">J’abjurais mon système !</text:p>
      <text:p text:style-name="P18">En vain je m’en repens :</text:p>
      <text:p text:style-name="P18">Je vois bien qu’en tout tems,</text:p>
      <text:p text:style-name="P18">En fait d’amour, l’homme est toujours le même.</text:p>
      <text:h text:style-name="Heading_20_2" text:outline-level="2">Scène VI</text:h>
      <text:p text:style-name="_3c_speaker_3e_">Premier ombre</text:p>
      <text:p text:style-name="_3c_label_3e_">Air : Amant fidèle et volage</text:p>
      <text:p text:style-name="P18"><text:span text:style-name="_3c_pb_3e_"><text:span text:style-name="T6">[</text:span></text:span><text:span text:style-name="_3c_pb_3e_"><text:span text:style-name="T12">3</text:span></text:span><text:span text:style-name="_3c_pb_3e_"><text:span text:style-name="T11">2</text:span></text:span><text:span text:style-name="_3c_pb_3e_"><text:span text:style-name="T6">]</text:span></text:span>Époux fidèle et sensible</text:p>
      <text:p text:style-name="P18">Ton Euridice me suit.</text:p>
      <text:p text:style-name="_3c_speaker_3e_">Orphée</text:p>
      <text:p text:style-name="P18">Euridice !… est-il possible ?</text:p>
      <text:p text:style-name="_3c_speaker_3e_">Premier ombre</text:p>
      <text:p text:style-name="P18">Ne fais donc pas tant de bruit,</text:p>
      <text:p text:style-name="P18">Euridice va paraître</text:p>
      <text:p text:style-name="P18">Avec de nouveaux attraits.</text:p>
      <text:p text:style-name="_3c_speaker_3e_">Orphée</text:p>
      <text:p text:style-name="P18">Je serai sage.</text:p>
      <text:p text:style-name="_3c_speaker_3e_">Premier ombre</text:p>
      <text:p text:style-name="P18">Il faut l’ê<text:span text:style-name="T15">tre ;</text:span></text:p>
      <text:p text:style-name="P19">Ou tu la perds à jamais.</text:p>
      <text:p text:style-name="_3c_speaker_3e_">Orphée</text:p>
      <text:p text:style-name="_3c_label_3e_">Fin d’Air</text:p>
      <text:p text:style-name="P39">Je vais la voir, ah quel plaisir, ah quel moment charmant !</text:p>
      <text:h text:style-name="Heading_20_1" text:outline-level="1">Acte IV</text:h>
      <text:p text:style-name="P47"><text:span text:style-name="_3c_pb_3e_"><text:span text:style-name="T6">[</text:span></text:span><text:span text:style-name="_3c_pb_3e_"><text:span text:style-name="T12">3</text:span></text:span><text:span text:style-name="_3c_pb_3e_"><text:span text:style-name="T11">4</text:span></text:span><text:span text:style-name="_3c_pb_3e_"><text:span text:style-name="T6">]</text:span></text:span>Le Théâtre représente une caverne obscure et inhabitée des rochers, des torrens, etc.</text:p>
      <text:h text:style-name="P52" text:outline-level="2">Scène I</text:h>
      <text:p text:style-name="P47">Orphée tient Euridice par la main, elle détourne la tête.</text:p>
      <text:p text:style-name="P45">Euridice</text:p>
      <text:p text:style-name="P44">Air : Dans un détour</text:p>
      <text:p text:style-name="P39">Est-ce bien toi</text:p>
      <text:p text:style-name="P39"><text:soft-page-break/>Que je revois<text:note text:id="ftn0" text:note-class="footnote"><text:note-citation>8</text:note-citation><text:note-body><text:p text:style-name="P49">revoi</text:p></text:note-body></text:note> ?</text:p>
      <text:p text:style-name="_3c_speaker_3e_">Orphée</text:p>
      <text:p text:style-name="P39">Oui ; c’est bien moi.</text:p>
      <text:p text:style-name="P39">Quel jour plein d’appas !</text:p>
      <text:p text:style-name="P39">Je te presse dans mes bras.</text:p>
      <text:p text:style-name="P39">Ah !</text:p>
      <text:p text:style-name="_3c_speaker_3e_">Euridice</text:p>
      <text:p text:style-name="P39">Arrêtons-nous ici</text:p>
      <text:p text:style-name="P39">Reposons-nous y,</text:p>
      <text:p text:style-name="P39">Mon cher ami.</text:p>
      <text:p text:style-name="_3c_speaker_3e_">Orphée</text:p>
      <text:p text:style-name="P39">Pourquoi cela ?</text:p>
      <text:p text:style-name="_3c_speaker_3e_">Euridice</text:p>
      <text:p text:style-name="P39"><text:span text:style-name="_3c_pb_3e_"><text:span text:style-name="T6">[</text:span></text:span><text:span text:style-name="_3c_pb_3e_"><text:span text:style-name="T12">3</text:span></text:span><text:span text:style-name="_3c_pb_3e_"><text:span text:style-name="T11">5</text:span></text:span><text:span text:style-name="_3c_pb_3e_"><text:span text:style-name="T6">]</text:span></text:span>Il me semble qu’on est bien là.</text:p>
      <text:p text:style-name="_3c_speaker_3e_">Orphée</text:p>
      <text:p text:style-name="P39">Il est tard déjà.</text:p>
      <text:p text:style-name="_3c_speaker_3e_">Euridice</text:p>
      <text:p text:style-name="P39">Asseyons-nous.</text:p>
      <text:p text:style-name="_3c_speaker_3e_">Orphée</text:p>
      <text:p text:style-name="P39">M’y voilà.</text:p>
      <text:p text:style-name="_3c_speaker_3e_">Euridice</text:p>
      <text:p text:style-name="_3c_stage_3e_">(soupirant)</text:p>
      <text:p text:style-name="P39">Ah !</text:p>
      <text:p text:style-name="_3c_label_3e_">Air : Lisette éclipse son aurore</text:p>
      <text:p text:style-name="P39">N’aurais-tu donc rien à me dire ?</text:p>
      <text:p text:style-name="_3c_speaker_3e_">Orphée</text:p>
      <text:p text:style-name="P39">Ma chère, il faut nous-en aller.</text:p>
      <text:p text:style-name="P39">Hélas !</text:p>
      <text:p text:style-name="_3c_speaker_3e_">Euridice</text:p>
      <text:p text:style-name="P39">Je crois que tu soupires.</text:p>
      <text:p text:style-name="_3c_speaker_3e_">Orphée</text:p>
      <text:p text:style-name="P39">Je voudrais et ne puis parler.</text:p>
      <text:p text:style-name="_3c_speaker_3e_">Euridice</text:p>
      <text:p text:style-name="P39">Mais de renaître à la lumière</text:p>
      <text:p text:style-name="P39">Pourquoi donc me donner l’espoir ?</text:p>
      <text:p text:style-name="_3c_speaker_3e_">Orphée</text:p>
      <text:p text:style-name="P39">Ah ! ce n’est pas ici, ma chère,</text:p>
      <text:p text:style-name="P39"><text:span text:style-name="_3c_pb_3e_"><text:span text:style-name="T6">[</text:span></text:span><text:span text:style-name="_3c_pb_3e_"><text:span text:style-name="T12">3</text:span></text:span><text:span text:style-name="_3c_pb_3e_"><text:span text:style-name="T11">6</text:span></text:span><text:span text:style-name="_3c_pb_3e_"><text:span text:style-name="T6">]</text:span></text:span>L’instant, ni le lieu de nous voir.</text:p>
      <text:p text:style-name="_3c_label_3e_"><text:soft-page-break/>(mineur)</text:p>
      <text:p text:style-name="P39">Euridice !</text:p>
      <text:p text:style-name="_3c_speaker_3e_">Euridice</text:p>
      <text:p text:style-name="P39">Eh ! bien ?</text:p>
      <text:p text:style-name="_3c_speaker_3e_">Orphée</text:p>
      <text:p text:style-name="P39">Ô ma femme !</text:p>
      <text:p text:style-name="P39">C’est trop nous arrêter ; suis-moi.</text:p>
      <text:p text:style-name="_3c_speaker_3e_">Euridice</text:p>
      <text:p text:style-name="P39">Je ne règne plus sur ton ame.</text:p>
      <text:p text:style-name="_3c_speaker_3e_">Orphée</text:p>
      <text:p text:style-name="P39">Dieux ! elle doute de ma foi !</text:p>
      <text:p text:style-name="_3c_speaker_3e_">Euridice</text:p>
      <text:p text:style-name="P39">J’ai quitté la demeure sombre,</text:p>
      <text:p text:style-name="P39">Où m’enchaînait l’ordre des Dieux,</text:p>
      <text:p text:style-name="P39">Mais je crois n’être encor qu’une ombre,</text:p>
      <text:p text:style-name="P39">Puisque je déplais à tes yeux.</text:p>
      <text:p text:style-name="_3c_speaker_3e_">Orphée</text:p>
      <text:p text:style-name="_3c_label_3e_">Air : Quel désespoir</text:p>
      <text:p text:style-name="P39">Plus que jamais,</text:p>
      <text:p text:style-name="P39">Cruelle, ton époux t’adore.</text:p>
      <text:p text:style-name="_3c_speaker_3e_">Euridice</text:p>
      <text:p text:style-name="P39">Non tu me hais…</text:p>
      <text:p text:style-name="P39">Ou tu doutes de mes attraits.</text:p>
      <text:p text:style-name="P39">Si tu m’aimais…</text:p>
      <text:p text:style-name="P39">Que dis-je aimer ?… Non, tu m’abhorres…</text:p>
      <text:p text:style-name="_3c_speaker_3e_">Orphée</text:p>
      <text:p text:style-name="P39"><text:span text:style-name="_3c_pb_3e_"><text:span text:style-name="T6">[</text:span></text:span><text:span text:style-name="_3c_pb_3e_"><text:span text:style-name="T12">3</text:span></text:span><text:span text:style-name="_3c_pb_3e_"><text:span text:style-name="T11">7</text:span></text:span><text:span text:style-name="_3c_pb_3e_"><text:span text:style-name="T6">]</text:span></text:span>Si je voulais</text:p>
      <text:p text:style-name="P39">Dire un mot… mais non je me tais.</text:p>
      <text:p text:style-name="_3c_speaker_3e_">Euridice</text:p>
      <text:p text:style-name="_3c_label_3e_">Air : Je connais un berger discret</text:p>
      <text:p text:style-name="P39">Comment donc ! tu fais le discret !</text:p>
      <text:p text:style-name="P39">Ah ! rien n’est plus risible.</text:p>
      <text:p text:style-name="_3c_speaker_3e_">Orphée</text:p>
      <text:p text:style-name="P39">Je saurai garder mon secret.</text:p>
      <text:p text:style-name="_3c_speaker_3e_">Euridice</text:p>
      <text:p text:style-name="P39">Cela n’est pas possible</text:p>
      <text:p text:style-name="P39">Nous sommes seuls ici tous deux.</text:p>
      <text:p text:style-name="_3c_speaker_3e_">Orphée</text:p>
      <text:p text:style-name="P39">C’est trop me faire attendre.</text:p>
      <text:p text:style-name="_3c_speaker_3e_"><text:soft-page-break/>Euridice</text:p>
      <text:p text:style-name="P39">Que ces momens seraient heureux</text:p>
      <text:p text:style-name="P39">Si tu voulais m’entendre !</text:p>
      <text:p text:style-name="_3c_speaker_3e_">Orphée</text:p>
      <text:p text:style-name="_3c_label_3e_">Refrain</text:p>
      <text:p text:style-name="P39">Je suis fâché, mais j’dis ma femme,</text:p>
      <text:p text:style-name="P39">Ça n’se peut pas, ça n’se peut pas.</text:p>
      <text:p text:style-name="_3c_speaker_3e_">Euridice</text:p>
      <text:p text:style-name="_3c_label_3e_">Air : ne v’la-t-il pas que j’aime !</text:p>
      <text:p text:style-name="P39">Soupirons.</text:p>
      <text:p text:style-name="_3c_speaker_3e_">Orphée</text:p>
      <text:p text:style-name="_3c_stage_3e_">(à part)</text:p>
      <text:p text:style-name="P39">Quel trouble je sens.</text:p>
      <text:p text:style-name="_3c_speaker_3e_">Euridice</text:p>
      <text:p text:style-name="P39"><text:span text:style-name="_3c_pb_3e_"><text:span text:style-name="T6">[</text:span></text:span><text:span text:style-name="_3c_pb_3e_"><text:span text:style-name="T12">3</text:span></text:span><text:span text:style-name="_3c_pb_3e_"><text:span text:style-name="T11">8</text:span></text:span><text:span text:style-name="_3c_pb_3e_"><text:span text:style-name="T6">]</text:span></text:span>Hélas !</text:p>
      <text:p text:style-name="_3c_speaker_3e_">Orphée</text:p>
      <text:p text:style-name="_3c_stage_3e_">(à part)</text:p>
      <text:p text:style-name="P39">Quelle est touchante !</text:p>
      <text:p text:style-name="_3c_speaker_3e_">Euridice</text:p>
      <text:p text:style-name="P39">Hélas !</text:p>
      <text:p text:style-name="_3c_speaker_3e_">Orphée</text:p>
      <text:p text:style-name="_3c_stage_3e_">(à part)</text:p>
      <text:p text:style-name="P39">Ouf ! <text:span text:style-name="T16">je sens la dedans</text:span></text:p>
      <text:p text:style-name="P40">Le diable qui me tente.</text:p>
      <text:p text:style-name="_3c_speaker_3e_">Euridice</text:p>
      <text:p text:style-name="_3c_label_3e_">Air : Ce mouchoir belle Raymonde</text:p>
      <text:p text:style-name="P40">Tu fuis ta petite femme</text:p>
      <text:p text:style-name="P40">Qui t’aime si tendrement.</text:p>
      <text:p text:style-name="_3c_speaker_3e_">Orphée</text:p>
      <text:p text:style-name="_3c_stage_3e_">(à part)</text:p>
      <text:p text:style-name="P40">Hà ! si j’en croyais ma flame…</text:p>
      <text:p text:style-name="P40">Mais il faut être prudent.</text:p>
      <text:p text:style-name="_3c_speaker_3e_">Euridice</text:p>
      <text:p text:style-name="P40">Vois ma tristesse profonde.</text:p>
      <text:p text:style-name="_3c_speaker_3e_">Orphée</text:p>
      <text:p text:style-name="P40">Pour votre propre intérêt,</text:p>
      <text:p text:style-name="P40">Ne dérangez pas le monde,</text:p>
      <text:p text:style-name="P40">Laissez chacun comme il est.</text:p>
      <text:p text:style-name="_3c_speaker_3e_">Euridice</text:p>
      <text:p text:style-name="_3c_stage_3e_">(passant doucement autour d’Orphée)</text:p>
      <text:p text:style-name="_3c_label_3e_"><text:soft-page-break/>Air : Va-t-en voir s’ils viennent</text:p>
      <text:p text:style-name="P40">Mais je suis en vérité</text:p>
      <text:p text:style-name="P40"><text:span text:style-name="_3c_pb_3e_"><text:span text:style-name="T6">[</text:span></text:span><text:span text:style-name="_3c_pb_3e_"><text:span text:style-name="T12">3</text:span></text:span><text:span text:style-name="_3c_pb_3e_"><text:span text:style-name="T11">9</text:span></text:span><text:span text:style-name="_3c_pb_3e_"><text:span text:style-name="T6">]</text:span></text:span>Bien mal avisée.</text:p>
      <text:p text:style-name="_3c_speaker_3e_">Orphée</text:p>
      <text:p text:style-name="_3c_stage_3e_">(l’entendant marcher)</text:p>
      <text:p text:style-name="P40">Bon, j’entends de ce côté</text:p>
      <text:p text:style-name="P40">Venir la rusée.</text:p>
      <text:p text:style-name="_3c_speaker_3e_">Euridice</text:p>
      <text:p text:style-name="_3c_stage_3e_">(approchant toujours)</text:p>
      <text:p text:style-name="P40">Je veux que subtilement</text:p>
      <text:p text:style-name="P40">Mes yeux le surprennent.</text:p>
      <text:p text:style-name="_3c_speaker_3e_">Orphée</text:p>
      <text:p text:style-name="_3c_stage_3e_">(tournant tout à coup la tête)</text:p>
      <text:p text:style-name="P40">Va t’en voir s’ils viennent,</text:p>
      <text:p text:style-name="P40">Jean,</text:p>
      <text:p text:style-name="P40">Va t’en voir s’ils viennent.</text:p>
      <text:p text:style-name="_3c_speaker_3e_">Euridice</text:p>
      <text:p text:style-name="_3c_label_3e_">(après l’Air des trembleurs)</text:p>
      <text:p text:style-name="P40">Ne soufrons pas davantage</text:p>
      <text:p text:style-name="P40">Un aussi sensible outrage ;</text:p>
      <text:p text:style-name="P40">Redoute tout de ma rage.</text:p>
      <text:p text:style-name="_3c_speaker_3e_">Orphée</text:p>
      <text:p text:style-name="P40">Je me ris de vos fureurs.</text:p>
      <text:p text:style-name="_3c_speaker_3e_">Euridice</text:p>
      <text:p text:style-name="P40">Tiens je serai si méchante…</text:p>
      <text:p text:style-name="_3c_speaker_3e_">Orphée</text:p>
      <text:p text:style-name="P40">Vous étiez plus éloquente</text:p>
      <text:p text:style-name="P40">Et beaucoup plus séduisante</text:p>
      <text:p text:style-name="P40">Lors que vous versiez des pleurs.</text:p>
      <text:p text:style-name="_3c_speaker_3e_">Euridice</text:p>
      <text:p text:style-name="_3c_stage_3e_">(à part)</text:p>
      <text:p text:style-name="_3c_label_3e_">Air : Je sens un certain je ne sais qu’est-ce</text:p>
      <text:p text:style-name="P40">Jouons l’évanouissement,</text:p>
      <text:p text:style-name="P40"><text:span text:style-name="_3c_pb_3e_"><text:span text:style-name="T6">[</text:span></text:span><text:span text:style-name="_3c_pb_3e_">4</text:span><text:span text:style-name="_3c_pb_3e_"><text:span text:style-name="T11">0</text:span></text:span><text:span text:style-name="_3c_pb_3e_"><text:span text:style-name="T6">]</text:span></text:span>C’est le dernier remede.</text:p>
      <text:p text:style-name="_3c_speaker_3e_">Orphée</text:p>
      <text:p text:style-name="P40">Il faut partir dans le moment.</text:p>
      <text:p text:style-name="_3c_speaker_3e_">Euridice</text:p>
      <text:p text:style-name="P40">Tant de hauteur m’excède.</text:p>
      <text:p text:style-name="P40">Oui, je succombe à ma tristesse.</text:p>
      <text:p text:style-name="_3c_speaker_3e_">Orphée</text:p>
      <text:p text:style-name="P40">Chère Euridice !…. foin de moi !</text:p>
      <text:p text:style-name="_3c_speaker_3e_"><text:soft-page-break/>Euridice</text:p>
      <text:p text:style-name="_3c_stage_3e_">(Se laissant tomber sur un siege de gason)</text:p>
      <text:p text:style-name="P40">Je sens un certain je ne sais qu’est-ce.</text:p>
      <text:p text:style-name="P40">Je sens un certain je ne sais quoi.</text:p>
      <text:p text:style-name="_3c_stage_3e_">(Elle se releve et chante très haut)</text:p>
      <text:p text:style-name="_3c_label_3e_">Air : Quand le péril est agréable</text:p>
      <text:p text:style-name="P40">Ô Ciel ! ô ! fortune ennemie.</text:p>
      <text:p text:style-name="_3c_speaker_3e_">Orphée</text:p>
      <text:p text:style-name="P40">Quel port de voix, quel carillon !</text:p>
      <text:p text:style-name="_3c_speaker_3e_">Euridice</text:p>
      <text:p text:style-name="P40">À la fin vous m’entendez donc ?</text:p>
      <text:p text:style-name="_3c_speaker_3e_">Orphée</text:p>
      <text:p text:style-name="P40">Partons, ma chère amie.</text:p>
      <text:p text:style-name="_3c_speaker_3e_">Euridice</text:p>
      <text:p text:style-name="_3c_label_3e_">Air : Ninete dit qu’on me fait politesse</text:p>
      <text:p text:style-name="P40">Quoi, moi ! partir ! ah ! ce n’est pas la peine</text:p>
      <text:p text:style-name="P40">Je vois pâlir le flambeau de mes jours.</text:p>
      <text:p text:style-name="_3c_stage_3e_"><text:span text:style-name="_3c_pb_3e_"><text:span text:style-name="T6">[</text:span></text:span><text:span text:style-name="_3c_pb_3e_">41</text:span><text:span text:style-name="_3c_pb_3e_"><text:span text:style-name="T6">]</text:span></text:span>(elle se rasseoit)</text:p>
      <text:p text:style-name="P40">Je m’affaiblis.</text:p>
      <text:p text:style-name="_3c_speaker_3e_">Orphée</text:p>
      <text:p text:style-name="P40">Ciel !</text:p>
      <text:p text:style-name="_3c_speaker_3e_">Euridice</text:p>
      <text:p text:style-name="P40">La parque m’entraine.</text:p>
      <text:p text:style-name="P40">Orphée, Adieu. Songez à nos amours.</text:p>
      <text:p text:style-name="_3c_stage_3e_">(à part)</text:p>
      <text:p text:style-name="P40">Il s’attendrit.</text:p>
      <text:p text:style-name="_3c_stage_3e_">(haut)</text:p>
      <text:p text:style-name="P40">Quelles douleurs !</text:p>
      <text:p text:style-name="P40">Orphée ?</text:p>
      <text:p text:style-name="_3c_speaker_3e_">Orphée</text:p>
      <text:p text:style-name="P40">Ah ! quel martyre.</text:p>
      <text:p text:style-name="_3c_speaker_3e_">Euridice</text:p>
      <text:p text:style-name="P40">Hélas ! je n’ai plus rien à dire.</text:p>
      <text:p text:style-name="P40">J’ai des vapeurs.</text:p>
      <text:p text:style-name="_3c_speaker_3e_">Orphée</text:p>
      <text:p text:style-name="P40">Ciel !</text:p>
      <text:p text:style-name="_3c_speaker_3e_">Euridice</text:p>
      <text:p text:style-name="P40">Je me meurs.</text:p>
      <text:p text:style-name="_3c_speaker_3e_">Orphée</text:p>
      <text:p text:style-name="_3c_label_3e_">Air : À cet<text:note text:id="ftn8" text:note-class="footnote"><text:note-citation>9</text:note-citation><text:note-body><text:p text:style-name="Footnote">c<text:span text:style-name="T17">ette</text:span></text:p></text:note-body></text:note> arrêt devions-nous nous attendre ?</text:p>
      <text:p text:style-name="P41"><text:soft-page-break/>Je m’imposais un trop grand Sacrifice.</text:p>
      <text:p text:style-name="P41">Je ne puis plus résister à ses pleurs.</text:p>
      <text:p text:style-name="_3c_speaker_3e_">Euridice</text:p>
      <text:p text:style-name="_3c_stage_3e_">(à part)</text:p>
      <text:p text:style-name="P41"><text:span text:style-name="_3c_pb_3e_"><text:span text:style-name="T6">[4</text:span></text:span><text:span text:style-name="_3c_pb_3e_">2</text:span><text:span text:style-name="_3c_pb_3e_"><text:span text:style-name="T6">]</text:span></text:span>Bon ! je le tiens.</text:p>
      <text:p text:style-name="_3c_speaker_3e_">Orphée</text:p>
      <text:p text:style-name="P41">Oh ! ma chère Euridice,</text:p>
      <text:p text:style-name="P41">Apprends…</text:p>
      <text:p text:style-name="_3c_stage_3e_">(Il la regarde)</text:p>
      <text:p text:style-name="_3c_speaker_3e_">Euridice</text:p>
      <text:p text:style-name="_3c_stage_3e_">(Tombant sur le banc de gason)</text:p>
      <text:p text:style-name="P41">Ô, ciel ! qu’il est changé… Je meurs.</text:p>
      <text:p text:style-name="_3c_speaker_3e_">Orphée</text:p>
      <text:p text:style-name="_3c_label_3e_">Air : c’est la petite Thérese</text:p>
      <text:p text:style-name="P41">J’ai perdu mon Euridice,</text:p>
      <text:p text:style-name="P41">Rien n’égale mon malheur.</text:p>
      <text:p text:style-name="P41">Sort cruel, ton injustice</text:p>
      <text:p text:style-name="P41">M’accable de sa rigueur.</text:p>
      <text:p text:style-name="P41">Oui ; par ce trait de malice</text:p>
      <text:p text:style-name="P41">Tu veux déchirer mon cœur.</text:p>
      <text:p text:style-name="P41">J’ai perdu mon Euridice</text:p>
      <text:p text:style-name="P41">Rien n’égale ma douleur.</text:p>
      <text:p text:style-name="_3c_label_3e_">Air : des Fraises</text:p>
      <text:p text:style-name="P41">Ce revers qui m’est bien dpu,</text:p>
      <text:p text:style-name="P41">Semble combler ma peine ;</text:p>
      <text:p text:style-name="P41">Mais avec ce fer pointu</text:p>
      <text:p text:style-name="P41">Je vais… </text:p>
      <text:p text:style-name="_3c_stage_3e_">(Il tire son couteau.)</text:p>
      <text:h text:style-name="Heading_20_2" text:outline-level="2">Scène II</text:h>
      <text:p text:style-name="P46">L’Amour</text:p>
      <text:p text:style-name="P48">(arrêtant le bras d’Orphée)</text:p>
      <text:p text:style-name="P42"><text:span text:style-name="_3c_pb_3e_"><text:span text:style-name="T6">[4</text:span></text:span><text:span text:style-name="_3c_pb_3e_">3</text:span><text:span text:style-name="_3c_pb_3e_"><text:span text:style-name="T6">]</text:span></text:span>Ture lu tu tu.</text:p>
      <text:p text:style-name="P42">Rengaîne, rengaîne, rengaîne.</text:p>
      <text:p text:style-name="_3c_speaker_3e_">Orphée</text:p>
      <text:p text:style-name="_3c_label_3e_">Air : C’est un enfant.</text:p>
      <text:p text:style-name="P42">Amour, tu vois ma douce amie</text:p>
      <text:p text:style-name="P42">Qui dans mes bras vient expirer.</text:p>
      <text:p text:style-name="_3c_speaker_3e_">L’Amour</text:p>
      <text:p text:style-name="P42">Et, près cette ombre chérie</text:p>
      <text:p text:style-name="P42">Tu ne sais donc que soupirer ?</text:p>
      <text:p text:style-name="P42">Apprends donc, novice,</text:p>
      <text:p text:style-name="P42">Que c’est un caprice</text:p>
      <text:p text:style-name="P42">Et que pour le passer, souvent</text:p>
      <text:p text:style-name="P42">On fait l’enfant.</text:p>
      <text:p text:style-name="_3c_speaker_3e_"><text:soft-page-break/>Orphée</text:p>
      <text:p text:style-name="_3c_label_3e_">Air : du cit. Deshayes</text:p>
      <text:p text:style-name="P42">Je ne puis qu’invoquer les Dieux.</text:p>
      <text:p text:style-name="_3c_speaker_3e_">L’Amour</text:p>
      <text:p text:style-name="P42">Quoi qu’enfant je saurai mieux faire</text:p>
      <text:p text:style-name="P42">Je vais r’ouvrir sa paupiere</text:p>
      <text:p text:style-name="P42">Par mon art miraculeux.</text:p>
      <text:p text:style-name="P42">En pareil cas femme jolie</text:p>
      <text:p text:style-name="P42">Peut-être eût péri sans retour ;</text:p>
      <text:p text:style-name="P42">Sans le flambeau de l’Amour</text:p>
      <text:p text:style-name="P42">qui lui rendit la vie.</text:p>
      <text:p text:style-name="_3c_label_3e_">Air: Des deux Limousins</text:p>
      <text:p text:style-name="P42"><text:span text:style-name="_3c_pb_3e_"><text:span text:style-name="T6">[4</text:span></text:span><text:span text:style-name="_3c_pb_3e_">4</text:span><text:span text:style-name="_3c_pb_3e_"><text:span text:style-name="T6">]</text:span></text:span>Viens par ici.</text:p>
      <text:p text:style-name="_3c_speaker_3e_">Orphée</text:p>
      <text:p text:style-name="P42">V’là qu’ m’y voici.</text:p>
      <text:p text:style-name="_3c_speaker_3e_"><text:span text:style-name="T18">L</text:span>’Amour</text:p>
      <text:p text:style-name="P42">Prends-lui la main.</text:p>
      <text:p text:style-name="_3c_speaker_3e_">Orphée</text:p>
      <text:p text:style-name="P42">J’la tiens, cousin.</text:p>
      <text:p text:style-name="_3c_speaker_3e_">L’Amour</text:p>
      <text:p text:style-name="P42">Ma bonne ami’.</text:p>
      <text:p text:style-name="_3c_speaker_3e_">Orphée</text:p>
      <text:p text:style-name="P42">Ma bonne ami’.</text:p>
      <text:p text:style-name="_3c_speaker_3e_">L’Amour</text:p>
      <text:p text:style-name="P42">Je vous en pri’ !</text:p>
      <text:p text:style-name="_3c_speaker_3e_">Orphée</text:p>
      <text:p text:style-name="P42">Je vous en pri’ !</text:p>
      <text:p text:style-name="_3c_speaker_3e_">L’Amour</text:p>
      <text:p text:style-name="P42">C’est votre époux.</text:p>
      <text:p text:style-name="_3c_speaker_3e_">Orphée</text:p>
      <text:p text:style-name="P42">C’est votre époux.</text:p>
      <text:p text:style-name="_3c_speaker_3e_">L’Amour</text:p>
      <text:p text:style-name="P42">Embrassons-nous.</text:p>
      <text:p text:style-name="_3c_speaker_3e_">Orphée</text:p>
      <text:p text:style-name="P42"><text:span text:style-name="_3c_pb_3e_"><text:span text:style-name="T6">[4</text:span></text:span><text:span text:style-name="_3c_pb_3e_">5</text:span><text:span text:style-name="_3c_pb_3e_"><text:span text:style-name="T6">]</text:span></text:span>Embrassons-nous.</text:p>
      <text:p text:style-name="_3c_speaker_3e_">L’Amour</text:p>
      <text:p text:style-name="P42">Ah ! que c’est doux !</text:p>
      <text:p text:style-name="_3c_speaker_3e_">Euridice</text:p>
      <text:p text:style-name="_3c_stage_3e_"><text:soft-page-break/>(revenant à elle)</text:p>
      <text:p text:style-name="_3c_label_3e_"><text:span text:style-name="T18">F</text:span>in d’air</text:p>
      <text:p text:style-name="P42">Ciel ! que vois-je là ?</text:p>
      <text:p text:style-name="_3c_label_3e_">Air : quel voile importun</text:p>
      <text:p text:style-name="P42">Que je faisais un beau songe !</text:p>
      <text:p text:style-name="P42">J’avais un mari</text:p>
      <text:p text:style-name="P42">Complaisant et poli.</text:p>
      <text:p text:style-name="P42">Mais, hélas ! C’est un mensonge</text:p>
      <text:p text:style-name="P42">Les Époux</text:p>
      <text:p text:style-name="P42">Sont tous</text:p>
      <text:p text:style-name="P42">Fantasques ou jaloux.</text:p>
      <text:p text:style-name="_3c_speaker_3e_">L’Amour</text:p>
      <text:p text:style-name="_3c_label_3e_">Air : Un peu de tricherie</text:p>
      <text:p text:style-name="P42">Tu vois que le remede opère.</text:p>
      <text:p text:style-name="_3c_speaker_3e_">Orphée</text:p>
      <text:p text:style-name="P42">Elle s’anime la commère.</text:p>
      <text:p text:style-name="_3c_speaker_3e_">L’Amour</text:p>
      <text:p text:style-name="P42">Eh ! Bon, bon, bon ;</text:p>
      <text:p text:style-name="P42">Je t’en répond<text:span text:style-name="T18">s</text:span><text:span text:style-name="T18"><text:note text:id="ftn9" text:note-class="footnote"><text:note-citation>10</text:note-citation><text:note-body><text:p text:style-name="P50">répond</text:p></text:note-body></text:note></text:span> !</text:p>
      <text:p text:style-name="_3c_speaker_3e_">Orphée</text:p>
      <text:p text:style-name="P42">Avait-elle perdu la vie ?</text:p>
      <text:p text:style-name="_3c_speaker_3e_">Euridice</text:p>
      <text:p text:style-name="_3c_stage_3e_">(se levant)</text:p>
      <text:p text:style-name="P42">Non. Je n’étais qu’évanouie.</text:p>
      <text:p text:style-name="_3c_speaker_3e_">Orphée</text:p>
      <text:p text:style-name="P42">Eh ! Bon, bon, bon,</text:p>
      <text:p text:style-name="P42">Ah, ah ! mais voyez donc.</text:p>
      <text:p text:style-name="_3c_speaker_3e_">Euridice et l’Amour</text:p>
      <text:p text:style-name="P42">Un peu de tricherie</text:p>
      <text:p text:style-name="P42">Dans la vie</text:p>
      <text:p text:style-name="P42">Est toujours de saison.</text:p>
      <text:p text:style-name="_3c_speaker_3e_">Euridice</text:p>
      <text:p text:style-name="_3c_label_3e_">Air : Nous nous marirons dimanche</text:p>
      <text:p text:style-name="P42">Mais pour à présent c’est du sérieux.</text:p>
      <text:p text:style-name="_3c_speaker_3e_">Orphée</text:p>
      <text:p text:style-name="P42">Euridice ! ô bien suprême !</text:p>
      <text:p text:style-name="P42">Ce jour heureux</text:p>
      <text:p text:style-name="P42">Comble mes vœux.</text:p>
      <text:p text:style-name="_3c_speaker_3e_">Euridice</text:p>
      <text:p text:style-name="P42">Moi d’ même.</text:p>
      <text:p text:style-name="_3c_speaker_3e_"><text:soft-page-break/>Orphée</text:p>
      <text:p text:style-name="P42">Est-ce bien toi ?</text:p>
      <text:p text:style-name="_3c_speaker_3e_">Euridice</text:p>
      <text:p text:style-name="P42">Eh ! oui. C’est moi.</text:p>
      <text:p text:style-name="P42">Moi-même.</text:p>
      <text:p text:style-name="_3c_speaker_3e_">L’Amour</text:p>
      <text:p text:style-name="P42">Tous deux, sans façon,</text:p>
      <text:p text:style-name="P42"><text:span text:style-name="_3c_pb_3e_"><text:span text:style-name="T6">[4</text:span></text:span><text:span text:style-name="_3c_pb_3e_">7</text:span><text:span text:style-name="_3c_pb_3e_"><text:span text:style-name="T6">]</text:span></text:span>Embrassez-vous donc.</text:p>
      <text:p text:style-name="_3c_speaker_3e_">Orphée</text:p>
      <text:p text:style-name="P42">Mon Euridice.</text:p>
      <text:p text:style-name="_3c_speaker_3e_">Euridice</text:p>
      <text:p text:style-name="P42">Mon cher Orphée.</text:p>
      <text:p text:style-name="_3c_speaker_3e_">Orphée et Euridice</text:p>
      <text:p text:style-name="P42">Ah ! que je t’aime !</text:p>
      <text:p text:style-name="_3c_speaker_3e_">L’Amour</text:p>
      <text:p text:style-name="_3c_label_3e_">Air : Réveillez-vous belle endormie</text:p>
      <text:p text:style-name="P42">Pour que la fête soit complette ;</text:p>
      <text:p text:style-name="P42">(Car je ne fais rien à demi.)</text:p>
      <text:p text:style-name="P42">Je m’en vais d’un coup de baguette</text:p>
      <text:p text:style-name="P42">Enjoliver ce canton-ci.</text:p>
      <text:p text:style-name="_3c_label_3e_">Air : Qu’il pleuve, qu’il vente</text:p>
      <text:p text:style-name="P42">Qu’il pleuve, qu’il tonne, qu’il neige,</text:p>
      <text:p text:style-name="P42">Quand la route est longue, on l’abrège,</text:p>
      <text:p text:style-name="P42">Galant cortège de l’Amour,</text:p>
      <text:p text:style-name="P42">En ce lieu transportez ma cour.</text:p>
      <text:p text:style-name="P48">Le Théâtre change et représente un Paysage agréable, dont le fond est rempli par des berceaux de Myrthe et de Roses sous lesquels se trouve réunie la suite de l’Amour figurée par des Bergers, des Pâtres et des Pastourelles.</text:p>
      <text:h text:style-name="Heading_20_2" text:outline-level="2">Scène dernière</text:h>
      <text:p text:style-name="_3c_stage_3e_">Suite de l’Amour</text:p>
      <text:p text:style-name="_3c_speaker_3e_">L’Amour</text:p>
      <text:p text:style-name="_3c_label_3e_">Air du Cit. Deshayes</text:p>
      <text:p text:style-name="P43">Chantez, célébrez la beauté,</text:p>
      <text:p text:style-name="P43">Elle est l’appuy de mon empire.</text:p>
      <text:p text:style-name="P43"><text:span text:style-name="_3c_pb_3e_"><text:span text:style-name="T6">[4</text:span></text:span><text:span text:style-name="_3c_pb_3e_">8</text:span><text:span text:style-name="_3c_pb_3e_"><text:span text:style-name="T6">]</text:span></text:span>C’est au sentiment qu’elle inspire</text:p>
      <text:p text:style-name="P43">Que je dois l’immortalité.</text:p>
      <text:p text:style-name="P43">Dans tous les climats que j’éclaire</text:p>
      <text:p text:style-name="P43">Elle dispense mes Bienfaits ;</text:p>
      <text:p text:style-name="P43">Que la beauté regne à jamais</text:p>
      <text:p text:style-name="P43">Et dans les cieux et sur la terre.</text:p>
      <text:p text:style-name="_3c_stage_3e_">(On danse)</text:p>
      <text:p text:style-name="_3c_speaker_3e_">L’Amour</text:p>
      <text:p text:style-name="_3c_label_3e_">Air du Cit. Deshayes</text:p>
      <text:p text:style-name="P43"><text:soft-page-break/>Venez célébrer en ces lieux</text:p>
      <text:p text:style-name="P43">Un évenement merveilleux.</text:p>
      <text:p text:style-name="P43">Voici la curiosité</text:p>
      <text:p text:style-name="P43">La nouveauté</text:p>
      <text:p text:style-name="P43">La rareté.</text:p>
      <text:p text:style-name="P43">C’est une femme jeune et belle,</text:p>
      <text:p text:style-name="P43">Qui sacrifie à son époux</text:p>
      <text:p text:style-name="P43">La Liberté, ce bien si doux,</text:p>
      <text:p text:style-name="P43">Dont elle jouissait dans la nuit éternelle.</text:p>
      <text:p text:style-name="_3c_speaker_3e_">Chœur</text:p>
      <text:p text:style-name="P43">La curiosité</text:p>
      <text:p text:style-name="P43">La nouveauté, etc.</text:p>
      <text:p text:style-name="_3c_speaker_3e_">Un pâtre</text:p>
      <text:p text:style-name="_3c_label_3e_">Même air</text:p>
      <text:p text:style-name="P43">C’est un époux tendre et fidèle</text:p>
      <text:p text:style-name="P43">Dont le sort fait peu de jaloux</text:p>
      <text:p text:style-name="P43">Des Enfers, il revient chez nous</text:p>
      <text:p text:style-name="P43">Faire admirer un fou d’une espèce nouvelle.</text:p>
      <text:p text:style-name="_3c_speaker_3e_">Chœur</text:p>
      <text:p text:style-name="P43">La curiosité, etc.</text:p>
      <text:p text:style-name="_3c_stage_3e_">(On danse)</text:p>
      <text:p text:style-name="_3c_label_3e_">Couplets, air du Cit. Deshayes</text:p>
      <text:p text:style-name="_3c_speaker_3e_">Une bergère</text:p>
      <text:p text:style-name="P43"><text:span text:style-name="_3c_pb_3e_"><text:span text:style-name="T6">[4</text:span></text:span><text:span text:style-name="_3c_pb_3e_">9</text:span><text:span text:style-name="_3c_pb_3e_"><text:span text:style-name="T6">]</text:span></text:span>La fête se passera</text:p>
      <text:p text:style-name="P43">Ici comme à l’Opéra.</text:p>
      <text:p text:style-name="P43">Jeunes garçons, jeunes filles</text:p>
      <text:p text:style-name="P43">Formes des danses gentilles,</text:p>
      <text:p text:style-name="P43">Allons gay, trémoussez-vous</text:p>
      <text:p text:style-name="P43">En l’honneur de ces époux</text:p>
      <text:p text:style-name="_3c_stage_3e_">(à Euridice)</text:p>
      <text:p text:style-name="P43">Oh, oh, oh. Vraiment, la belle,</text:p>
      <text:p text:style-name="P43">C’ n’est pas bagatelle.</text:p>
      <text:p text:style-name="P43">Ici l’on vous fêtera</text:p>
      <text:p text:style-name="P43">Aussi bien qu’à l’Opéra.</text:p>
      <text:p text:style-name="_3c_speaker_3e_">Chœur</text:p>
      <text:p text:style-name="P43">Ici l’on vous fêtera, etc.</text:p>
      <text:p text:style-name="_3c_speaker_3e_">Un pâtre</text:p>
      <text:p text:style-name="_3c_label_3e_">Deuxième couplet</text:p>
      <text:p text:style-name="P43">S’en aller courir au diable</text:p>
      <text:p text:style-name="P43">Après une femme aimable</text:p>
      <text:p text:style-name="P43">Le fait est, dit-on, vrai ; mais</text:p>
      <text:p text:style-name="P43">On ne le croira jamais.</text:p>
      <text:p text:style-name="P43">Oh, oh, oh, s’lon vous, la belle,</text:p>
      <text:p text:style-name="P43">C’est un’ bagatelle,</text:p>
      <text:p text:style-name="P43">Chaque femme admirera</text:p>
      <text:p text:style-name="P43">Nul époux m’imitera.</text:p>
      <text:p text:style-name="_3c_speaker_3e_"><text:soft-page-break/>Chœur</text:p>
      <text:p text:style-name="P43">Chaque femme, etc.</text:p>
      <text:p text:style-name="_3c_speaker_3e_">Orphée</text:p>
      <text:p text:style-name="_3c_label_3e_">Troisième couplet</text:p>
      <text:p text:style-name="P43">Sexe aimé, sexe adorable,</text:p>
      <text:p text:style-name="P43"><text:span text:style-name="_3c_pb_3e_"><text:span text:style-name="T6">[</text:span></text:span><text:span text:style-name="_3c_pb_3e_">50</text:span><text:span text:style-name="_3c_pb_3e_"><text:span text:style-name="T6">]</text:span></text:span>Ton empire est préférable</text:p>
      <text:p text:style-name="P43">À ce calme si trompeur</text:p>
      <text:p text:style-name="P43">Qu’on nomme la paix du cœur.</text:p>
      <text:p text:style-name="P43">Il est bien plus doux d’aimer, la belle.</text:p>
      <text:p text:style-name="P43">C’est une chose naturelle.</text:p>
      <text:p text:style-name="P43">La beauté commandera,</text:p>
      <text:p text:style-name="P43">L’univers obéira.</text:p>
      <text:p text:style-name="_3c_speaker_3e_">Chœur</text:p>
      <text:p text:style-name="P43">La beauté, etc.</text:p>
      <text:p text:style-name="_3c_speaker_3e_">Euridice</text:p>
      <text:p text:style-name="_3c_stage_3e_">au Public</text:p>
      <text:p text:style-name="_3c_label_3e_">Quatrième couplet</text:p>
      <text:p text:style-name="P43">Juge équitable et sévère,</text:p>
      <text:p text:style-name="P43">Nous ne cherchons qu’à vous plaire.</text:p>
      <text:p text:style-name="P43">Daignez sourire à nos jeux,</text:p>
      <text:p text:style-name="P43">Ici l’on fait de son mieux.</text:p>
      <text:p text:style-name="P43">Oh, oh, devant vous Citoyens, le zèle</text:p>
      <text:p text:style-name="P43">N’est pas bagatelle.</text:p>
      <text:p text:style-name="P43">L’indulgence applaudira,</text:p>
      <text:p text:style-name="P43">La critique se taira.</text:p>
      <text:p text:style-name="_3c_speaker_3e_">Chœur</text:p>
      <text:p text:style-name="P43">L’indulgence applaudira</text:p>
      <text:p text:style-name="P43">La critique se taira.</text:p>
      <text:p text:style-name="_3c_stage_3e_">Ballet génér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_3c_l_3e_" style:display-name="&lt;l&gt;"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_3c_stage_3e_" style:display-name="&lt;stage&gt;" style:family="paragraph" style:parent-style-name="_3c_l_3e_">
      <style:paragraph-properties fo:text-align="center" style:justify-single-word="false">
        <style:tab-stops/>
      </style:paragraph-properties>
      <style:text-properties fo:font-style="italic"/>
    </style:style>
    <style:style style:name="_3c_speaker_3e_" style:display-name="&lt;speaker&gt;" style:family="paragraph" style:parent-style-name="_3c_stage_3e_">
      <style:paragraph-properties fo:margin-left="0cm" fo:margin-right="0cm" fo:margin-top="0.499cm" fo:margin-bottom="0cm" loext:contextual-spacing="false" fo:text-indent="0cm" style:auto-text-indent="false"/>
      <style:text-properties fo:font-variant="small-caps" fo:font-style="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label_3e_" style:display-name="&lt;label&gt;" style:family="paragraph" style:parent-style-name="Standard" style:next-style-name="Standard">
      <style:paragraph-properties fo:text-align="end" style:justify-single-word="false"/>
      <style:text-properties fo:font-style="italic"/>
    </style:style>
    <style:style style:name="_3c_castItem_3e_" style:display-name="&lt;castItem&gt;" style:family="paragraph" style:parent-style-name="Text_20_body">
      <style:paragraph-properties fo:text-align="end" style:justify-single-word="false"/>
      <style:text-properties fo:font-variant="small-cap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0000"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8T09:56:13.73</meta:creation-date>
    <dc:date>2020-04-06T15:29:11.084609331</dc:date>
    <meta:editing-duration>PT4H35M57S</meta:editing-duration>
    <meta:editing-cycles>25</meta:editing-cycles>
    <meta:generator>LibreOffice/6.3.5.2$Linux_X86_64 LibreOffice_project/30$Build-2</meta:generator>
    <meta:document-statistic meta:table-count="0" meta:image-count="0" meta:object-count="0" meta:page-count="31" meta:paragraph-count="1303" meta:word-count="5349" meta:character-count="29334" meta:non-whitespace-character-count="25287"/>
  </office:meta>
</office:document-meta>
</file>